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0000002E8C225A4C6B84436B4.png" manifest:media-type="image/png"/>
  <manifest:file-entry manifest:full-path="Pictures/10000000000001840000018A4B7075FA1DF2513F.jpg" manifest:media-type="image/jpeg"/>
  <manifest:file-entry manifest:full-path="Pictures/1000000000000125000000B3B23E2E04E5217D00.png" manifest:media-type="image/png"/>
  <manifest:file-entry manifest:full-path="Pictures/100000000000028C000000559D11FF6AA08456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cc9900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5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6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7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8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9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11" style:family="graphic" style:parent-style-name="standard" style:list-style-name="L11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gr12" style:family="graphic" style:parent-style-name="standard" style:list-style-name="L11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7a7a5c"/>
      <style:paragraph-properties style:writing-mode="lr-tb"/>
    </style:style>
    <style:style style:name="pr1" style:family="presentation" style:parent-style-name="Títol1-title">
      <style:graphic-properties draw:stroke="none" draw:fill="none" draw:fill-color="#ffffff" draw:textarea-horizontal-align="justify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ítol1-subtitle">
      <style:graphic-properties draw:stroke="none" draw:fill="none" draw:fill-color="#ffffff" draw:textarea-horizontal-align="justify" draw:textarea-vertical-align="top" draw:auto-grow-height="false" draw:auto-grow-width="false" fo:min-height="1.5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ítol1-notes">
      <style:graphic-properties draw:stroke="none" draw:fill="none" draw:fill-color="#ffffff" draw:textarea-horizontal-align="left" draw:textarea-vertical-align="top" fo:min-height="11.43cm" draw:shadow-color="#808080"/>
      <style:paragraph-properties style:writing-mode="lr-tb"/>
    </style:style>
    <style:style style:name="pr4" style:family="presentation" style:parent-style-name="Títol2-title">
      <style:graphic-properties draw:stroke="none" draw:fill="none" draw:fill-color="#ffffff" draw:textarea-horizontal-align="justify" draw:textarea-vertical-align="bottom" draw:auto-grow-height="false" draw:auto-grow-width="false" fo:min-height="3.67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Títol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Títol2-notes">
      <style:graphic-properties draw:fill-color="#ffffff" fo:min-height="11.43cm"/>
      <style:paragraph-properties style:writing-mode="lr-tb"/>
    </style:style>
    <style:style style:name="pr7" style:family="presentation" style:parent-style-name="Títol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4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Títol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7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ítol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8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Títol7-title">
      <style:graphic-properties draw:stroke="none" draw:fill="none" draw:fill-color="#ffffff" draw:textarea-horizontal-align="justify" draw:textarea-vertical-align="bottom" draw:auto-grow-height="false" draw:auto-grow-width="false" fo:min-height="3.67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Títol7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Títol7-notes">
      <style:graphic-properties draw:fill-color="#ffffff" fo:min-height="11.43cm"/>
      <style:paragraph-properties style:writing-mode="lr-tb"/>
    </style:style>
    <style:style style:name="pr13" style:family="presentation" style:parent-style-name="Títol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96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text-properties fo:language="es" fo:country="ES" style:language-asian="es" style:country-asian="ES" style:language-complex="es" style:country-complex="ES"/>
    </style:style>
    <style:style style:name="P9" style:family="paragraph">
      <style:paragraph-properties fo:margin-left="0cm" fo:margin-right="0cm" fo:margin-top="0.176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2.469cm" fo:margin-right="0cm" fo:margin-top="0.211cm" fo:margin-bottom="0cm" fo:line-height="80%" fo:text-indent="-1.22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141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41cm" fo:margin-bottom="0cm" fo:line-height="8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2.469cm" fo:margin-right="0cm" fo:margin-top="0.158cm" fo:margin-bottom="0cm" fo:line-height="80%" fo:text-indent="-1.22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4.669cm" fo:margin-right="0cm" fo:margin-top="0.123cm" fo:margin-bottom="0cm" fo:line-height="80%" fo:text-indent="-1.071cm" style:punctuation-wrap="hanging" style:line-break="strict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solid" draw:fill-color="#cccc99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11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1" style:family="paragraph">
      <loext:graphic-properties draw:fill="solid" draw:fill-color="#cccc99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margin-left="0cm" fo:margin-right="0cm" fo:margin-top="0.123cm" fo:margin-bottom="0cm" fo:line-height="8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3.593cm" fo:margin-right="0cm" fo:margin-top="0.123cm" fo:margin-bottom="0cm" fo:line-height="80%" fo:text-indent="-1.12cm" style:punctuation-wrap="hanging" style:line-break="strict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3.593cm" fo:margin-right="0cm" fo:margin-top="0.141cm" fo:margin-bottom="0cm" fo:line-height="80%" fo:text-indent="-1.12cm" style:punctuation-wrap="hanging" style:line-break="strict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23cm" fo:margin-bottom="0cm" fo:line-height="80%" fo:text-align="center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font-size="36pt" style:font-size-asian="36pt" style:font-size-complex="36pt"/>
    </style:style>
    <style:style style:name="T2" style:family="text">
      <style:text-properties fo:color="#000000" loext:opacity="100%"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Bradley Hand ITC" fo:font-weight="bold" style:font-weight-asian="bold" style:font-weight-complex="bold"/>
    </style:style>
    <style:style style:name="T5" style:family="text">
      <style:text-properties fo:font-size="12pt" fo:language="ca" fo:country="ES" style:font-size-asian="12pt" style:language-asian="ca" style:country-asian="ES" style:font-size-complex="12pt" style:language-complex="ca" style:country-complex="ES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fo:language="ca" fo:country="ES" style:font-size-asian="20pt" style:language-asian="ca" style:country-asian="ES" style:font-size-complex="20pt" style:language-complex="ca" style:country-complex="ES"/>
    </style:style>
    <style:style style:name="T9" style:family="text">
      <style:text-properties fo:font-size="24pt" fo:language="ca" fo:country="ES" style:font-size-asian="24pt" style:language-asian="ca" style:country-asian="ES" style:font-size-complex="24pt" style:language-complex="ca" style:country-complex="ES"/>
    </style:style>
    <style:style style:name="T10" style:family="text">
      <style:text-properties fo:font-size="16pt" fo:language="ca" fo:country="ES" style:font-size-asian="16pt" style:language-asian="ca" style:country-asian="ES" style:font-size-complex="16pt" style:language-complex="ca" style:country-complex="ES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loext:opacity="100%"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loext:opacity="100%" fo:font-size="18pt" style:font-size-asian="18pt" style:font-size-complex="18pt"/>
    </style:style>
    <style:style style:name="T14" style:family="text">
      <style:text-properties fo:font-size="18pt" fo:language="ca" fo:country="ES" style:font-size-asian="18pt" style:language-asian="ca" style:country-asian="ES" style:font-size-complex="18pt" style:language-complex="ca" style:country-complex="ES"/>
    </style:style>
    <style:style style:name="T15" style:family="text">
      <style:text-properties fo:color="#000000" loext:opacity="100%" style:font-name="Courier New" fo:font-size="18pt" fo:language="ca" fo:country="ES" fo:font-weight="bold" style:font-size-asian="18pt" style:language-asian="ca" style:country-asian="ES" style:font-weight-asian="bold" style:font-size-complex="18pt" style:language-complex="ca" style:country-complex="ES" style:font-weight-complex="bold"/>
    </style:style>
    <style:style style:name="T16" style:family="text">
      <style:text-properties fo:font-size="32pt" fo:language="ca" fo:country="ES" style:font-size-asian="32pt" style:language-asian="ca" style:country-asian="ES" style:font-size-complex="32pt" style:language-complex="ca" style:country-complex="ES"/>
    </style:style>
    <style:style style:name="T17" style:family="text">
      <style:text-properties fo:font-size="28pt" fo:language="ca" fo:country="ES" style:font-size-asian="28pt" style:language-asian="ca" style:country-asian="ES" style:font-size-complex="28pt" style:language-complex="ca" style:country-complex="ES"/>
    </style:style>
    <style:style style:name="T18" style:family="text">
      <style:text-properties fo:color="#000000" loext:opacity="100%" fo:language="ca" fo:country="ES" style:language-asian="ca" style:country-asian="ES" style:language-complex="ca" style:country-complex="ES"/>
    </style:style>
    <style:style style:name="T19" style:family="text">
      <style:text-properties fo:color="#000000" loext:opacity="100%" style:font-name="Courier New" fo:font-size="16pt" fo:language="ca" fo:country="ES" fo:font-weight="bold" style:font-size-asian="16pt" style:language-asian="ca" style:country-asian="ES" style:font-weight-asian="bold" style:font-size-complex="16pt" style:language-complex="ca" style:country-complex="ES" style:font-weight-complex="bold"/>
    </style:style>
    <style:style style:name="T20" style:family="text">
      <style:text-properties fo:color="#000000" loext:opacity="100%" style:font-name="Courier New" fo:font-size="14pt" fo:language="ca" fo:country="ES" fo:font-weight="bold" style:font-size-asian="14pt" style:language-asian="ca" style:country-asian="ES" style:font-weight-asian="bold" style:font-size-complex="14pt" style:language-complex="ca" style:country-complex="ES" style:font-weight-complex="bold"/>
    </style:style>
    <style:style style:name="T21" style:family="text">
      <style:text-properties fo:font-size="14pt" fo:language="ca" fo:country="ES" style:font-size-asian="14pt" style:language-asian="ca" style:country-asian="ES" style:font-size-complex="14pt" style:language-complex="ca" style:country-complex="ES"/>
    </style:style>
    <style:style style:name="T22" style:family="text">
      <style:text-properties fo:color="#000000" loext:opacity="100%" fo:font-size="14pt" fo:language="ca" fo:country="ES" fo:font-weight="bold" style:font-size-asian="14pt" style:language-asian="ca" style:country-asian="ES" style:font-weight-asian="bold" style:font-size-complex="14pt" style:language-complex="ca" style:country-complex="ES" style:font-weight-complex="bold"/>
    </style:style>
    <style:style style:name="T23" style:family="text">
      <style:text-properties style:font-name="Courier New" fo:font-size="14pt" fo:language="ca" fo:country="ES" style:font-size-asian="14pt" style:language-asian="ca" style:country-asian="ES" style:font-size-complex="14pt" style:language-complex="ca" style:country-complex="ES"/>
    </style:style>
    <style:style style:name="T24" style:family="text">
      <style:text-properties fo:color="#000000" loext:opacity="100%" style:font-name="Courier New" fo:font-size="14pt" fo:language="ca" fo:country="ES" style:font-size-asian="14pt" style:language-asian="ca" style:country-asian="ES" style:font-size-complex="14pt" style:language-complex="ca" style:country-complex="ES"/>
    </style:style>
    <style:style style:name="T25" style:family="text">
      <style:text-properties style:font-name="Bradley Hand ITC" fo:language="ca" fo:country="ES" fo:font-weight="bold" style:language-asian="ca" style:country-asian="ES" style:font-weight-asian="bold" style:language-complex="ca" style:country-complex="ES" style:font-weight-complex="bold"/>
    </style:style>
    <style:style style:name="T26" style:family="text">
      <style:text-properties style:font-name="Courier New" fo:font-size="18pt" fo:language="ca" fo:country="ES" fo:font-weight="bold" style:font-size-asian="18pt" style:language-asian="ca" style:country-asian="ES" style:font-weight-asian="bold" style:font-size-complex="18pt" style:language-complex="ca" style:country-complex="ES" style:font-weight-complex="bold"/>
    </style:style>
    <style:style style:name="T27" style:family="text">
      <style:text-properties style:font-name="Courier New" fo:font-size="16pt" fo:language="ca" fo:country="ES" fo:font-weight="bold" style:font-size-asian="16pt" style:language-asian="ca" style:country-asian="ES" style:font-weight-asian="bold" style:font-size-complex="16pt" style:language-complex="ca" style:country-complex="ES" style:font-weight-complex="bold"/>
    </style:style>
    <style:style style:name="T28" style:family="text">
      <style:text-properties style:font-name="Bradley Hand ITC" fo:font-size="14pt" fo:language="ca" fo:country="ES" fo:font-weight="bold" style:font-size-asian="14pt" style:language-asian="ca" style:country-asian="ES" style:font-weight-asian="bold" style:font-size-complex="14pt" style:language-complex="ca" style:country-complex="ES" style:font-weight-complex="bold"/>
    </style:style>
    <style:style style:name="T29" style:family="text">
      <style:text-properties style:font-name="Wingdings" fo:font-size="18pt" fo:language="ca" fo:country="ES" style:font-name-asian="Wingdings" style:font-size-asian="18pt" style:language-asian="ca" style:country-asian="ES" style:font-name-complex="Wingdings" style:font-size-complex="18pt" style:language-complex="ca" style:country-complex="ES"/>
    </style:style>
    <style:style style:name="T30" style:family="text">
      <style:text-properties style:font-name="Courier New" fo:font-size="16pt" fo:language="ca" fo:country="ES" fo:font-weight="bold" style:font-name-asian="Courier New" style:font-size-asian="16pt" style:language-asian="ca" style:country-asian="ES" style:font-weight-asian="bold" style:font-name-complex="Courier New" style:font-size-complex="16pt" style:language-complex="ca" style:country-complex="ES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font-name="Courier New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292929" loext:opacity="100%" style:text-line-through-style="none" style:text-line-through-type="none" style:text-position="0% 100%" style:font-name="Bradley Hand ITC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font-relief="none"/>
    </style:style>
    <style:style style:name="T36" style:family="text">
      <style:text-properties fo:color="#292929" loext:opacity="100%" style:text-line-through-style="none" style:text-line-through-type="none" style:text-position="0% 100%" style:font-name="Bradley Hand ITC" fo:font-size="14pt" fo:language="ca" fo:country="ES" fo:font-style="normal" fo:text-shadow="none" style:text-underline-style="none" fo:font-weight="bold" style:font-name-asian="Arial" style:font-size-asian="14pt" style:language-asian="ca" style:country-asian="ES" style:font-style-asian="normal" style:font-weight-asian="bold" style:font-name-complex="Arial" style:font-size-complex="14pt" style:language-complex="ca" style:country-complex="ES" style:font-style-complex="normal" style:font-weight-complex="bold" style:font-relief="none"/>
    </style:style>
    <style:style style:name="T37" style:family="text">
      <style:text-properties fo:language="de" fo:country="DE" fo:font-weight="bold" style:language-asian="de" style:country-asian="DE" style:font-weight-asian="bold" style:language-complex="de" style:country-complex="DE" style:font-weight-complex="bold"/>
    </style:style>
    <style:style style:name="T38" style:family="text">
      <style:text-properties fo:color="#999933" loext:opacity="100%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T39" style:family="text">
      <style:text-properties fo:language="es" fo:country="ES" style:language-asian="es" style:country-asian="ES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cc9900" fo:font-size="70%"/>
      </text:list-level-style-number>
      <text:list-level-style-bullet text:level="2" text:bullet-char="">
        <style:list-level-properties text:space-before="1.247cm"/>
        <style:text-properties style:font-name="Wingdings" fo:color="#999933" fo:font-size="65%"/>
      </text:list-level-style-bullet>
      <text:list-level-style-bullet text:level="3" text:bullet-char="">
        <style:list-level-properties text:space-before="2.473cm"/>
        <style:text-properties style:font-name="Wingdings" fo:color="#cc9900" fo:font-size="70%"/>
      </text:list-level-style-bullet>
      <text:list-level-style-bullet text:level="4" text:bullet-char="">
        <style:list-level-properties text:space-before="3.598cm"/>
        <style:text-properties style:font-name="Wingdings" fo:color="#999933" fo:font-size="75%"/>
      </text:list-level-style-bullet>
      <text:list-level-style-bullet text:level="5" text:bullet-char="">
        <style:list-level-properties text:space-before="4.674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/>
        <style:text-properties style:font-name="Wingdings" fo:color="#292929" fo:font-size="70%"/>
      </text:list-level-style-bullet>
    </text:list-style>
    <text:list-style style:name="L3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Arial" fo:color="#292929" fo:font-size="100%"/>
      </text:list-level-style-bullet>
      <text:list-level-style-bullet text:level="3" text:bullet-char="•">
        <style:list-level-properties text:space-before="2.54cm"/>
        <style:text-properties style:font-name="Arial" fo:color="#292929" fo:font-size="100%"/>
      </text:list-level-style-bullet>
      <text:list-level-style-bullet text:level="4" text:bullet-char="•">
        <style:list-level-properties text:space-before="3.81cm"/>
        <style:text-properties style:font-name="Arial" fo:color="#292929" fo:font-size="100%"/>
      </text:list-level-style-bullet>
      <text:list-level-style-bullet text:level="5" text:bullet-char="•">
        <style:list-level-properties text:space-before="5.08cm"/>
        <style:text-properties style:font-name="Arial" fo:color="#292929" fo:font-size="100%"/>
      </text:list-level-style-bullet>
      <text:list-level-style-bullet text:level="6" text:bullet-char="•">
        <style:list-level-properties text:space-before="5.08cm"/>
        <style:text-properties style:font-name="Arial" fo:color="#292929" fo:font-size="100%"/>
      </text:list-level-style-bullet>
      <text:list-level-style-bullet text:level="7" text:bullet-char="•">
        <style:list-level-properties text:space-before="5.08cm"/>
        <style:text-properties style:font-name="Arial" fo:color="#292929" fo:font-size="100%"/>
      </text:list-level-style-bullet>
      <text:list-level-style-bullet text:level="8" text:bullet-char="•">
        <style:list-level-properties text:space-before="5.08cm"/>
        <style:text-properties style:font-name="Arial" fo:color="#292929" fo:font-size="100%"/>
      </text:list-level-style-bullet>
      <text:list-level-style-bullet text:level="9" text:bullet-char="•">
        <style:list-level-properties text:space-before="5.08cm"/>
        <style:text-properties style:font-name="Arial" fo:color="#292929" fo:font-size="100%"/>
      </text:list-level-style-bullet>
      <text:list-level-style-bullet text:level="10" text:bullet-char="•">
        <style:list-level-properties text:space-before="5.08cm"/>
        <style:text-properties style:font-name="Arial" fo:color="#292929" fo:font-size="100%"/>
      </text:list-level-style-bullet>
    </text:list-style>
    <text:list-style style:name="L4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Arial" fo:color="#292929" fo:font-size="100%"/>
      </text:list-level-style-bullet>
      <text:list-level-style-bullet text:level="3" text:bullet-char="•">
        <style:list-level-properties text:space-before="2.54cm"/>
        <style:text-properties style:font-name="Arial" fo:color="#292929" fo:font-size="100%"/>
      </text:list-level-style-bullet>
      <text:list-level-style-bullet text:level="4" text:bullet-char="•">
        <style:list-level-properties text:space-before="3.81cm"/>
        <style:text-properties style:font-name="Arial" fo:color="#292929" fo:font-size="100%"/>
      </text:list-level-style-bullet>
      <text:list-level-style-bullet text:level="5" text:bullet-char="•">
        <style:list-level-properties text:space-before="5.08cm"/>
        <style:text-properties style:font-name="Arial" fo:color="#292929" fo:font-size="100%"/>
      </text:list-level-style-bullet>
      <text:list-level-style-bullet text:level="6" text:bullet-char="•">
        <style:list-level-properties text:space-before="5.08cm"/>
        <style:text-properties style:font-name="Arial" fo:color="#292929" fo:font-size="100%"/>
      </text:list-level-style-bullet>
      <text:list-level-style-bullet text:level="7" text:bullet-char="•">
        <style:list-level-properties text:space-before="5.08cm"/>
        <style:text-properties style:font-name="Arial" fo:color="#292929" fo:font-size="100%"/>
      </text:list-level-style-bullet>
      <text:list-level-style-bullet text:level="8" text:bullet-char="•">
        <style:list-level-properties text:space-before="5.08cm"/>
        <style:text-properties style:font-name="Arial" fo:color="#292929" fo:font-size="100%"/>
      </text:list-level-style-bullet>
      <text:list-level-style-bullet text:level="9" text:bullet-char="•">
        <style:list-level-properties text:space-before="5.08cm"/>
        <style:text-properties style:font-name="Arial" fo:color="#292929" fo:font-size="100%"/>
      </text:list-level-style-bullet>
      <text:list-level-style-bullet text:level="10" text:bullet-char="•">
        <style:list-level-properties text:space-before="5.08cm"/>
        <style:text-properties style:font-name="Arial" fo:color="#292929" fo:font-size="100%"/>
      </text:list-level-style-bullet>
    </text:list-style>
    <text:list-style style:name="L5">
      <text:list-level-style-bullet text:level="1" text:bullet-char="">
        <style:list-level-properties text:min-label-width="1.243cm"/>
        <style:text-properties style:font-name="Wingdings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style:font-name="Wingdings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style:font-name="Wingdings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style:font-name="Wingdings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 text:min-label-width="1.076cm"/>
        <style:text-properties style:font-name="Wingdings" fo:color="#292929" fo:font-size="70%"/>
      </text:list-level-style-bullet>
    </text:list-style>
    <text:list-style style:name="L6">
      <text:list-level-style-bullet text:level="1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number text:level="2" style:num-format="">
        <style:list-level-properties/>
        <style:text-properties fo:color="#999933" fo:font-size="65%"/>
      </text:list-level-style-number>
      <text:list-level-style-bullet text:level="3" text:bullet-char="">
        <style:list-level-properties text:space-before="2.473cm" text:min-label-width="1.12cm"/>
        <style:text-properties style:font-name="Wingdings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style:font-name="Wingdings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 text:min-label-width="1.076cm"/>
        <style:text-properties style:font-name="Wingdings" fo:color="#292929" fo:font-size="70%"/>
      </text:list-level-style-bullet>
    </text:list-style>
    <text:list-style style:name="L7">
      <text:list-level-style-bullet text:level="1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style:font-name="Wingdings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style:font-name="Wingdings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style:font-name="Wingdings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 text:min-label-width="1.076cm"/>
        <style:text-properties style:font-name="Wingdings" fo:color="#292929" fo:font-size="70%"/>
      </text:list-level-style-bullet>
    </text:list-style>
    <text:list-style style:name="L8">
      <text:list-level-style-bullet text:level="1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style:font-name="Wingdings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style:font-name="Wingdings" fo:color="#cc9900" fo:font-size="70%"/>
      </text:list-level-style-bullet>
      <text:list-level-style-number text:level="4" style:num-format="">
        <style:list-level-properties/>
        <style:text-properties fo:color="#999933" fo:font-size="75%"/>
      </text:list-level-style-number>
      <text:list-level-style-bullet text:level="5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 text:min-label-width="1.076cm"/>
        <style:text-properties style:font-name="Wingdings" fo:color="#292929" fo:font-size="70%"/>
      </text:list-level-style-bullet>
    </text:list-style>
    <text:list-style style:name="L9">
      <text:list-level-style-bullet text:level="1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style:font-name="Wingdings" fo:color="#999933" fo:font-size="6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style:font-name="Wingdings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 text:min-label-width="1.076cm"/>
        <style:text-properties style:font-name="Wingdings" fo:color="#292929" fo:font-size="70%"/>
      </text:list-level-style-bullet>
    </text:list-style>
    <text:list-style style:name="L10">
      <text:list-level-style-bullet text:level="1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style:font-name="Wingdings" fo:color="#999933" fo:font-size="65%"/>
      </text:list-level-style-bullet>
      <text:list-level-style-number text:level="3" style:num-format="">
        <style:list-level-properties/>
        <style:text-properties fo:color="#cc9900" fo:font-size="70%"/>
      </text:list-level-style-number>
      <text:list-level-style-bullet text:level="4" text:bullet-char="">
        <style:list-level-properties text:space-before="3.598cm" text:min-label-width="1.071cm"/>
        <style:text-properties style:font-name="Wingdings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style:font-name="Wingdings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7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8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9" text:bullet-char="">
        <style:list-level-properties text:space-before="4.674cm" text:min-label-width="1.076cm"/>
        <style:text-properties style:font-name="Wingdings" fo:color="#292929" fo:font-size="70%"/>
      </text:list-level-style-bullet>
      <text:list-level-style-bullet text:level="10" text:bullet-char="">
        <style:list-level-properties text:space-before="4.674cm" text:min-label-width="1.076cm"/>
        <style:text-properties style:font-name="Wingdings" fo:color="#292929" fo:font-size="70%"/>
      </text:list-level-style-bullet>
    </text:list-style>
    <text:list-style style:name="L11">
      <text:list-level-style-bullet text:level="1" text:bullet-char="•">
        <style:list-level-properties/>
        <style:text-properties style:font-name="Arial" fo:color="#292929" fo:font-size="100%"/>
      </text:list-level-style-bullet>
      <text:list-level-style-bullet text:level="2" text:bullet-char="•">
        <style:list-level-properties text:space-before="1.27cm"/>
        <style:text-properties style:font-name="Arial" fo:color="#292929" fo:font-size="100%"/>
      </text:list-level-style-bullet>
      <text:list-level-style-number text:level="3" style:num-format="">
        <style:list-level-properties/>
        <style:text-properties fo:color="#292929" fo:font-size="100%"/>
      </text:list-level-style-number>
      <text:list-level-style-bullet text:level="4" text:bullet-char="•">
        <style:list-level-properties text:space-before="3.81cm"/>
        <style:text-properties style:font-name="Arial" fo:color="#292929" fo:font-size="100%"/>
      </text:list-level-style-bullet>
      <text:list-level-style-bullet text:level="5" text:bullet-char="•">
        <style:list-level-properties text:space-before="5.08cm"/>
        <style:text-properties style:font-name="Arial" fo:color="#292929" fo:font-size="100%"/>
      </text:list-level-style-bullet>
      <text:list-level-style-bullet text:level="6" text:bullet-char="•">
        <style:list-level-properties text:space-before="5.08cm"/>
        <style:text-properties style:font-name="Arial" fo:color="#292929" fo:font-size="100%"/>
      </text:list-level-style-bullet>
      <text:list-level-style-bullet text:level="7" text:bullet-char="•">
        <style:list-level-properties text:space-before="5.08cm"/>
        <style:text-properties style:font-name="Arial" fo:color="#292929" fo:font-size="100%"/>
      </text:list-level-style-bullet>
      <text:list-level-style-bullet text:level="8" text:bullet-char="•">
        <style:list-level-properties text:space-before="5.08cm"/>
        <style:text-properties style:font-name="Arial" fo:color="#292929" fo:font-size="100%"/>
      </text:list-level-style-bullet>
      <text:list-level-style-bullet text:level="9" text:bullet-char="•">
        <style:list-level-properties text:space-before="5.08cm"/>
        <style:text-properties style:font-name="Arial" fo:color="#292929" fo:font-size="100%"/>
      </text:list-level-style-bullet>
      <text:list-level-style-bullet text:level="10" text:bullet-char="•">
        <style:list-level-properties text:space-before="5.08cm"/>
        <style:text-properties style:font-name="Arial" fo:color="#29292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ol1" presentation:use-date-time-name="dtd1">
        <draw:frame presentation:style-name="pr1" draw:text-style-name="P2" draw:layer="layout" svg:width="19.685cm" svg:height="4.445cm" svg:x="2.327cm" svg:y="4.007cm" presentation:class="title" presentation:user-transformed="true">
          <draw:text-box>
            <text:list text:style-name="L1">
              <text:list-header>
                <text:p text:style-name="P1"><text:span text:style-name="T1">Gestió d’arxius</text:span><text:span text:style-name="T1"><text:line-break/></text:span><text:span text:style-name="T2">Sistema de fitxers i estructura <text:s/>de directoris</text:span></text:p>
              </text:list-header>
            </text:list>
          </draw:text-box>
        </draw:frame>
        <draw:frame presentation:style-name="pr2" draw:text-style-name="P2" draw:layer="layout" svg:width="15.663cm" svg:height="1.8cm" svg:x="6.098cm" svg:y="8.744cm" presentation:class="subtitle" presentation:user-transformed="true">
          <draw:text-box>
            <text:list text:style-name="L2">
              <text:list-header>
                <text:p text:style-name="P3"><text:span text:style-name="T3">SIS1_M1 Implantació de sistemes operatius</text:span></text:p>
              </text:list-header>
            </text:list>
          </draw:text-box>
        </draw:frame>
        <draw:custom-shape draw:name="Text Box 8" draw:style-name="gr1" draw:text-style-name="P5" draw:layer="layout" svg:width="9.798cm" svg:height="1.785cm" svg:x="14.702cm" svg:y="7.726cm">
          <text:list text:style-name="L3">
            <text:list-header>
              <text:p text:style-name="P4"><text:span text:style-name="T4">a l s <text:s text:c="2"/>s i s t e m e s <text:s text:c="2"/>W i n d o w 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7" draw:layer="layout" svg:width="8.255cm" svg:height="1.27cm" svg:x="10.791cm" svg:y="24.126cm">
            <text:list text:style-name="L4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5" draw:text-style-name="P2" draw:layer="layout" svg:width="21.281cm" svg:height="12.356cm" svg:x="2.636cm" svg:y="5.503cm" presentation:class="outline" presentation:user-transformed="true">
          <draw:text-box>
            <text:list text:style-name="L5">
              <text:list-item>
                <text:p text:style-name="P9"><text:span text:style-name="T8">CONTINGUTS</text:span></text:p>
              </text:list-item>
            </text:list>
            <text:list text:style-name="L6">
              <text:list-item>
                <text:list>
                  <text:list-header>
                    <text:p text:style-name="P10"><text:span text:style-name="T9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10">Les carpetes (directoris)</text:span></text:p>
                    <text:list>
                      <text:list-item>
                        <text:p text:style-name="P12"><text:span text:style-name="T10">Com explorar les carpetes?</text:span></text:p>
                      </text:list-item>
                      <text:list-item>
                        <text:p text:style-name="P12"><text:span text:style-name="T10">Com crear, moure i eliminar carpetes?</text:span></text:p>
                      </text:list-item>
                    </text:list>
                    <text:p text:style-name="P11"><text:span text:style-name="T10"/></text:p>
                  </text:list-item>
                  <text:list-item>
                    <text:p text:style-name="P11"><text:span text:style-name="T10">Els fitxers</text:span></text:p>
                    <text:list>
                      <text:list-item>
                        <text:p text:style-name="P12"><text:span text:style-name="T10">La creació i visualització de fitxers</text:span></text:p>
                      </text:list-item>
                      <text:list-item>
                        <text:p text:style-name="P12"><text:span text:style-name="T10">Copiar, moure i eliminar fitxers</text:span></text:p>
                      </text:list-item>
                    </text:list>
                    <text:p text:style-name="P11"><text:span text:style-name="T10"/></text:p>
                  </text:list-item>
                  <text:list-item>
                    <text:p text:style-name="P11"><text:span text:style-name="T10">Redireccionaments i filtres</text:span></text:p>
                    <text:list>
                      <text:list-item>
                        <text:p text:style-name="P12"><text:span text:style-name="T10">Canviar E/S estendard i enllaç d’ordres (PIPES)</text:span></text:p>
                      </text:list-item>
                      <text:list-item>
                        <text:p text:style-name="P12"><text:span text:style-name="T10">Filtres de visualització, ordenació i cerca</text:span></text:p>
                      </text:list-item>
                    </text:list>
                    <text:p text:style-name="P11"><text:span text:style-name="T10"/></text:p>
                  </text:list-item>
                  <text:list-item>
                    <text:p text:style-name="P11"><text:span text:style-name="T10">Annex – Atributs i comodi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2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7" draw:text-style-name="P2" draw:layer="layout" svg:width="21.281cm" svg:height="13.599cm" svg:x="2.636cm" svg:y="4.925cm" presentation:class="outline" presentation:user-transformed="true">
          <draw:text-box>
            <text:list text:style-name="L5">
              <text:list-item>
                <text:p text:style-name="P9"><text:span text:style-name="T3">LES CARPETES (DIRECTORIS)</text:span></text:p>
                <text:p text:style-name="P9"><text:span text:style-name="T3"/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Els sistemes Windows s’organitzen a partir d’unes estructures de directoris en forma d’arbres les arrels dels quals comencen en cadascun dels discs durs del sistema i/o en cadascuna de les seves particions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1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Aquests directoris i subdirectoris s’han passat a anomenar carpetes tot i que la seva funció continua sent la mateixa, emmagatzemar de manera organitzada els diferents fitxers que es troben al disc dur.</text:span></text:p>
                    <text:p text:style-name="P14"><text:span text:style-name="T11"/></text:p>
                  </text:list-item>
                  <text:list-item>
                    <text:p text:style-name="P14"><text:span text:style-name="T11">Es pot explorar tot el arbre de directoris a través del explorador de Windows disponible a la part esquerra de totes les finestres del sistema operatiu.</text:span></text:p>
                    <text:p text:style-name="P14"><text:span text:style-name="T11"/></text:p>
                  </text:list-item>
                  <text:list-item>
                    <text:p text:style-name="P14"><text:span text:style-name="T11">A través de la consola podem utilitzar la comanda </text:span><text:span text:style-name="T12">TREE</text:span><text:span text:style-name="T13"> </text:span><text:span text:style-name="T11">per veure l’estructura de directoris. Per afegir a la vista també els fitxers, utilitzarem la opció </text:span><text:span text:style-name="T12">/F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3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8" draw:text-style-name="P2" draw:layer="layout" svg:width="21.264cm" svg:height="13cm" svg:x="2.637cm" svg:y="4.926cm" presentation:class="outline" presentation:user-transformed="true">
          <draw:text-box>
            <text:list text:style-name="L5">
              <text:list-item>
                <text:p text:style-name="P9"><text:span text:style-name="T8">COM EXPLORAR LES CARPETE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  <text:list-item>
                    <text:p text:style-name="P14"><text:span text:style-name="T14">Per accedir a una carpeta, i posteriorment a respectives subcarpetes, per poder veure el seu contingut, només cal anar fent doble clic sobre ella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A través de la consola la navegació bàsica utilitza dos comandes fonamentals </text:span><text:span text:style-name="T15">CD</text:span><text:span text:style-name="T14"> (Change Directory) i </text:span><text:span text:style-name="T15">DIR</text:span><text:span text:style-name="T14"> ( list directory)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La comanda </text:span><text:span text:style-name="T15">CD</text:span><text:span text:style-name="T14"> és molt fàcil d’utilitzar, només cal especificar la ruta des de l’arrel fins al directori al qual volem accedir. Per exemple </text:span><text:span text:style-name="T15">CD C:\Documents\Informes\2022\Febrer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Aquestes rutes son absolutes, és a dir, parteixen de l’arrel d’aquell disc dur i/o partició concreta, i poden ser massa “complexes” d’utilitzar. Per això s’utilitzen les rutes relatives per un accés més àgil als directoris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1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4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16">Gestió d’arxius</text:span><text:span text:style-name="T16"><text:line-break/></text:span><text:span text:style-name="T17">Sistema de fitxers i estructura de directoris</text:span></text:p>
              </text:list-header>
            </text:list>
          </draw:text-box>
        </draw:frame>
        <draw:frame presentation:style-name="pr8" draw:text-style-name="P2" draw:layer="layout" svg:width="21.263cm" svg:height="13cm" svg:x="2.698cm" svg:y="4.926cm" presentation:class="outline" presentation:user-transformed="true">
          <draw:text-box>
            <text:list text:style-name="L5">
              <text:list-item>
                <text:p text:style-name="P9"><text:span text:style-name="T8">COM EXPLORAR LES CARPETE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  <text:list-item>
                    <text:p text:style-name="P14"><text:span text:style-name="T14">Les rutes relatives son aquelles que parteixen des del directori actiu (o directori actual de treball)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Per poder utilitzar rutes relatives cal conèixer l'existència de dos fitxers especials que es creen al mateix moment de crear un directori:</text:span></text:p>
                    <text:list>
                      <text:list-item>
                        <text:p text:style-name="P12"><text:span text:style-name="T10">El fitxer </text:span><text:span text:style-name="T18">. </text:span><text:span text:style-name="T10">(que fa referència al propi directori actiu)</text:span></text:p>
                      </text:list-item>
                      <text:list-item>
                        <text:p text:style-name="P12"><text:span text:style-name="T10">El fitxer </text:span><text:span text:style-name="T18">..</text:span><text:span text:style-name="T10"> (que fa referència al pare del directori actiu)</text:span></text:p>
                      </text:list-item>
                    </text:list>
                    <text:p text:style-name="P14"><text:span text:style-name="T14"/></text:p>
                  </text:list-item>
                  <text:list-item>
                    <text:p text:style-name="P14"><text:span text:style-name="T14">Així doncs, en un exemple com l’anterior, des de el directori 2022 podríem: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Accedir al directori Febrer escrivint simplement </text:span><text:span text:style-name="T19">CD Febrer</text:span><text:span text:style-name="T10">.</text:span></text:p>
                      </text:list-item>
                      <text:list-item>
                        <text:p text:style-name="P12"><text:span text:style-name="T10">O accedir al directori Documents fent </text:span><text:span text:style-name="T19">CD ..\..</text:span></text:p>
                      </text:list-item>
                    </text:list>
                    <text:p text:style-name="P11"><text:span text:style-name="T19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5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16">Gestió d’arxius</text:span><text:span text:style-name="T16"><text:line-break/></text:span><text:span text:style-name="T17">Sistema de fitxers i estructura de directoris</text:span></text:p>
              </text:list-header>
            </text:list>
          </draw:text-box>
        </draw:frame>
        <draw:frame presentation:style-name="pr9" draw:text-style-name="P2" draw:layer="layout" svg:width="21.263cm" svg:height="14.124cm" svg:x="2.698cm" svg:y="4.926cm" presentation:class="outline" presentation:user-transformed="true">
          <draw:text-box>
            <text:list text:style-name="L5">
              <text:list-item>
                <text:p text:style-name="P9"><text:span text:style-name="T8">COM EXPLORAR LES CARPETE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  <text:list-item>
                    <text:p text:style-name="P14"><text:span text:style-name="T14">Per veure el contingut del directori actiu cal fer </text:span><text:span text:style-name="T15">DIR</text:span><text:span text:style-name="T14">. També podem fer veure el contingut d’un directori que no sigui l’actiu fent </text:span><text:span text:style-name="T15">DIR [RUTA</text:span><text:span text:style-name="T14">]. A més podem afegir diferents opcions: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Com visualitzar la informació: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20">/P</text:span><text:span text:style-name="T21"> (pàgina a pàgina) i </text:span><text:span text:style-name="T20">/W</text:span><text:span text:style-name="T21"> (només nom per columnes)</text:span></text:p>
                            <text:p text:style-name="P16"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Com ordenar la informació. Escrivim </text:span><text:span text:style-name="T19">/O:</text:span><text:span text:style-name="T10"> seguit 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20">N</text:span><text:span text:style-name="T21"> (nom), </text:span><text:span text:style-name="T20">E</text:span><text:span text:style-name="T22"> </text:span><text:span text:style-name="T21">(extensió),</text:span><text:span text:style-name="T22"> </text:span><text:span text:style-name="T20">S</text:span><text:span text:style-name="T21"> (mida) o</text:span><text:span text:style-name="T23"> </text:span><text:span text:style-name="T20">D</text:span><text:span text:style-name="T21"> (data i hora de creació). Podem posar </text:span><text:span text:style-name="T20">–</text:span><text:span text:style-name="T21"> davant aquestes per fer ordre invers.</text:span></text:p>
                            <text:p text:style-name="P16"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Quins atributs (tipus de fitxer) mostrar. Escrivim </text:span><text:span text:style-name="T19">/A:</text:span><text:span text:style-name="T10"> seguit 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20">S</text:span><text:span text:style-name="T21"> (sistema), </text:span><text:span text:style-name="T20">H</text:span><text:span text:style-name="T21"> (ocults), </text:span><text:span text:style-name="T20">R</text:span><text:span text:style-name="T21"> (només lectura), </text:span><text:span text:style-name="T20">A</text:span><text:span text:style-name="T24"> </text:span><text:span text:style-name="T21">(lectura i escriptura) o </text:span><text:span text:style-name="T20">D</text:span><text:span text:style-name="T22"> </text:span><text:span text:style-name="T21">(només directoris). </text:span></text:p>
                            <text:p text:style-name="P16"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10">A més podem fer que la ordre actuï entrant a tots els subdirectoris a partir del directori actiu (o especificat a la ruta) amb l’opció </text:span><text:span text:style-name="T19">/S</text:span><text:span text:style-name="T10">.</text:span></text:p>
                        <text:p text:style-name="P12"><text:span text:style-name="T19"/></text:p>
                      </text:list-item>
                    </text:list>
                    <text:p text:style-name="P11"><text:span text:style-name="T19"/></text:p>
                  </text:list-item>
                </text:list>
              </text:list-item>
            </text:list>
          </draw:text-box>
        </draw:frame>
        <draw:custom-shape draw:name="Text Box 7" draw:style-name="gr4" draw:text-style-name="P18" draw:layer="layout" svg:width="4.498cm" svg:height="3.309cm" svg:x="0.498cm" svg:y="10.526cm">
          <text:list text:style-name="L3">
            <text:list-header>
              <text:p text:style-name="P17"><text:span text:style-name="T25">Recorda com fer això al entorn gràfi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6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16">Gestió d’arxius</text:span><text:span text:style-name="T16"><text:line-break/></text:span><text:span text:style-name="T17">Sistema de fitxers i estructura de directoris</text:span></text:p>
              </text:list-header>
            </text:list>
          </draw:text-box>
        </draw:frame>
        <draw:frame presentation:style-name="pr7" draw:text-style-name="P2" draw:layer="layout" svg:width="21.264cm" svg:height="13.599cm" svg:x="2.637cm" svg:y="4.925cm" presentation:class="outline" presentation:user-transformed="true">
          <draw:text-box>
            <text:list text:style-name="L5">
              <text:list-item>
                <text:p text:style-name="P9"><text:span text:style-name="T8">COM CREAR, MOURE I ELIMINAR CARPETE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  <text:list-item>
                    <text:p text:style-name="P14"><text:span text:style-name="T14">Per eliminar una carpeta al entorn gràfic només cal situar-s'hi a sobre i polsar SUPR. Et demanarà confirmació per enviar aquesta carpeta i tot el seu contingut a la paperera de reciclatge, des d’on més tard la podrem recuperar o eliminar definitivament.</text:span></text:p>
                    <text:list>
                      <text:list-item>
                        <text:p text:style-name="P12"><text:span text:style-name="T10">Si volem eliminar-la definitivament sense passar per la paperera caldrà polsar SHIFT+SUPR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L’ordre de la línia de comandes per eliminar carpetes és </text:span><text:span text:style-name="T26">RD</text:span><text:span text:style-name="T14"> (Remove Directory). Per exemple, ens trobem a Documents i volem eliminar la carpeta Informes: </text:span><text:span text:style-name="T26">RD Informes</text:span><text:span text:style-name="T14">. </text:span></text:p>
                    <text:list>
                      <text:list-item>
                        <text:p text:style-name="P12"><text:span text:style-name="T10">No demana confirmació d’esborrat ni ho envia a cap paperera de reciclatge, compte!</text:span></text:p>
                      </text:list-item>
                    </text:list>
                    <text:p text:style-name="P14"><text:span text:style-name="T14"/></text:p>
                  </text:list-item>
                  <text:list-item>
                    <text:p text:style-name="P14"><text:span text:style-name="T14">Ara bé, hem de saber que no podrem eliminar un directori si aquest no està buit (tant de fitxers com d’altres subdirectoris), a no ser que utilitzem el modificador </text:span><text:span text:style-name="T26">/S</text:span><text:span text:style-name="T14">. </text:span></text:p>
                    <text:list>
                      <text:list-item>
                        <text:p text:style-name="P12"><text:span text:style-name="T10">Llavors si rebrem confirmació d’esborrat, a no ser que posem el mode silenciós amb </text:span><text:span text:style-name="T27">/Q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7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16">Gestió d’arxius</text:span><text:span text:style-name="T16"><text:line-break/></text:span><text:span text:style-name="T17">Sistema de fitxers i estructura de directoris</text:span></text:p>
              </text:list-header>
            </text:list>
          </draw:text-box>
        </draw:frame>
        <draw:frame presentation:style-name="pr7" draw:text-style-name="P2" draw:layer="layout" svg:width="21.264cm" svg:height="13.599cm" svg:x="2.637cm" svg:y="4.925cm" presentation:class="outline" presentation:user-transformed="true">
          <draw:text-box>
            <text:list text:style-name="L5">
              <text:list-item>
                <text:p text:style-name="P9"><text:span text:style-name="T8">LA CREACIÓ I VISUALITZACIÓ DE FITXER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  <text:list-item>
                    <text:p text:style-name="P11"><text:span text:style-name="T10">A l’entorn Windows podem trobar una gran multiplicitat de fitxers segons la seva utilitat: .txt, .htm, .mp3, .exe, etc., els quals es poden crear, editar i/o accedir a través de les diferents aplicacions instal·lades al sistema.</text:span></text:p>
                    <text:p text:style-name="P11"><text:span text:style-name="T10"/></text:p>
                  </text:list-item>
                  <text:list-item>
                    <text:p text:style-name="P11"><text:span text:style-name="T10">A través de la línia de comandes podem llançar aquestes aplicacions per tal de poder accedir (de nou des del entorn gràfic). A través de la línia de comandes només podem treballar “nativament” amb fitxers editats en text pla (ASCII).</text:span></text:p>
                    <text:p text:style-name="P11"><text:span text:style-name="T10"/></text:p>
                  </text:list-item>
                  <text:list-item>
                    <text:p text:style-name="P11"><text:span text:style-name="T10">Podem crear un fitxer a través de la línia de comandes fent </text:span><text:span text:style-name="T27">COPY CON [RUTA] fitxer</text:span><text:span text:style-name="T10">. Un cop escrit el text desitjat acabem guardant amb </text:span><text:span text:style-name="T27">CTRL+Z</text:span><text:span text:style-name="T10"> i </text:span><text:span text:style-name="T27">INTRO</text:span><text:span text:style-name="T10">. No podrem modificar-lo després amb COPY CON que com a màxim ens permet sobreescriure el contingut des de un fitxer buit.</text:span></text:p>
                    <text:p text:style-name="P11"><text:span text:style-name="T10"/></text:p>
                  </text:list-item>
                  <text:list-item>
                    <text:p text:style-name="P11"><text:span text:style-name="T10">Un altra manera es utilitzant un editor bàsic d’edició en text pla: </text:span><text:span text:style-name="T27">EDIT</text:span><text:span text:style-name="T10">. Podem utilitzar-lo com un si fos el bloc de notes de l’entorn gràfic. Ofereix la funcionalitat de visualitzar i/o modificar-lo un cop creat, de guardar copies en un altre directori, etc.</text:span></text:p>
                  </text:list-item>
                </text:list>
              </text:list-item>
            </text:list>
          </draw:text-box>
        </draw:frame>
        <draw:custom-shape draw:name="Text Box 4" draw:style-name="gr5" draw:text-style-name="P18" draw:layer="layout" svg:width="3.695cm" svg:height="6.773cm" svg:x="0.203cm" svg:y="11cm">
          <text:list text:style-name="L3">
            <text:list-header>
              <text:p text:style-name="P17"><text:span text:style-name="T28">Podem veure el contingut de tots aquests fitxers en text pla (ASCII) directament a la consola a través de l’ordre TYP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8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ítol7" presentation:use-date-time-name="dtd1">
        <draw:frame presentation:style-name="pr10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16">Gestió d’arxius</text:span><text:span text:style-name="T16"><text:line-break/></text:span><text:span text:style-name="T17">Sistema de fitxers i estructura de directoris</text:span></text:p>
              </text:list-header>
            </text:list>
          </draw:text-box>
        </draw:frame>
        <draw:frame presentation:style-name="pr11" draw:text-style-name="P2" draw:layer="layout" svg:width="21.263cm" svg:height="13.401cm" svg:x="2.698cm" svg:y="4.925cm" presentation:class="outline" presentation:user-transformed="true">
          <draw:text-box>
            <text:list text:style-name="L5">
              <text:list-item>
                <text:p text:style-name="P19"><text:span text:style-name="T9">COPIAR, MOURE I ELIMINAR FITXERS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9"/></text:p>
                  </text:list-header>
                  <text:list-item>
                    <text:p text:style-name="P14"><text:span text:style-name="T14">A través de l’entorn gràfic podem copiar, moure i eliminar fitxers pel mateix procediment que amb les carpetes, és a dir, copiar/tallar i pegar, arrossegar amb ratolí, SUPR per eliminar, etc.</text:span></text:p>
                    <text:p text:style-name="P14"><text:span text:style-name="T14"/></text:p>
                  </text:list-item>
                  <text:list-item>
                    <text:p text:style-name="P14"><text:span text:style-name="T14">A través de la consola utilitzarem per copiar fitxers la comanda </text:span><text:span text:style-name="T26">COPY origen destí</text:span><text:span text:style-name="T14"> o la seva versió més completa</text:span><text:span text:style-name="T26"> XCOPY</text:span><text:span text:style-name="T14"> que presenta diferents opcions útils, com son un exemple: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27">/D:m-d-y</text:span><text:span text:style-name="T10"> es copien els creats durant o després de la data especificada. Si no es posa data es copien els creats després de la data del fitxer d’origen.</text:span></text:p>
                        <text:p text:style-name="P12"><text:span text:style-name="T10"/></text:p>
                      </text:list-item>
                      <text:list-item>
                        <text:p text:style-name="P12"><text:span text:style-name="T27">/S</text:span><text:span text:style-name="T10"> copia l'estructura de directoris i els arxius des de l’origen indicats. No copia els directoris buits (si volem hem de fer </text:span><text:span text:style-name="T27">/E</text:span><text:span text:style-name="T10">).</text:span></text:p>
                        <text:p text:style-name="P12"><text:span text:style-name="T10"/></text:p>
                      </text:list-item>
                      <text:list-item>
                        <text:p text:style-name="P12"><text:span text:style-name="T27">/H</text:span><text:span text:style-name="T10"> inclou a la copia els fitxers ocults i de sistem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6" draw:text-style-name="P18" draw:layer="layout" svg:width="4.895cm" svg:height="4.997cm" svg:x="0.203cm" svg:y="13.525cm">
          <text:list text:style-name="L3">
            <text:list-header>
              <text:p text:style-name="P17"><text:span text:style-name="T28">Si només volem copiar l’estructura de directoris (no els fitxers) utilitzarem XCOPY amb /T en comptes de /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9" presentation:class="page"/>
          <draw:frame presentation:style-name="pr1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ítol7" presentation:use-date-time-name="dtd1">
        <draw:frame presentation:style-name="pr10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11" draw:text-style-name="P2" draw:layer="layout" svg:width="21.263cm" svg:height="13.401cm" svg:x="2.698cm" svg:y="4.925cm" presentation:class="outline" presentation:user-transformed="true">
          <draw:text-box>
            <text:list text:style-name="L5">
              <text:list-item>
                <text:p text:style-name="P9"><text:span text:style-name="T8">COPIAR, MOURE I ELIMINAR FITXERS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9"/></text:p>
                  </text:list-header>
                  <text:list-item>
                    <text:p text:style-name="P14"><text:span text:style-name="T14">Per moure fitxers a través de la consola utilitzarem la comanda </text:span><text:span text:style-name="T26">MOVE origen destí</text:span><text:span text:style-name="T14"> . Podem aprofitar aquest canvi de fitxers d’un directori a un altre per modificar també el nom del fitxer al nou destí. També podem reanomenar un fitxer amb </text:span><text:span text:style-name="T26">RENAME nom_vell nou_nom</text:span><text:span text:style-name="T14"> però sempre dintre del mateix directori (no movent).</text:span></text:p>
                    <text:p text:style-name="P14"><text:span text:style-name="T14"/></text:p>
                  </text:list-item>
                  <text:list-item>
                    <text:p text:style-name="P14"><text:span text:style-name="T14">Per eliminar fitxers utilitzem la comanda </text:span><text:span text:style-name="T26">DEL fitxer </text:span><text:span text:style-name="T14">que esborra definitivament (no cap a cap a la paperera) i sense demanar confirmació. <text:s/>Podem posar més d’un fitxer separat per espais a la vegada. Algunes opcions d’esborrat són:</text:span></text:p>
                    <text:p text:style-name="P14"><text:span text:style-name="T14"/></text:p>
                    <text:list>
                      <text:list-item>
                        <text:p text:style-name="P12"><text:span text:style-name="T27">/P</text:span><text:span text:style-name="T10"> demana confirmació d’esborrat de cada fitxer</text:span></text:p>
                      </text:list-item>
                      <text:list-item>
                        <text:p text:style-name="P12"><text:span text:style-name="T27">/S</text:span><text:span text:style-name="T10"> entra per tots els subdirectoris des del directori especificat fent un esborrat de tots els fitxers que es va trobant.</text:span></text:p>
                      </text:list-item>
                      <text:list-item>
                        <text:p text:style-name="P12"><text:span text:style-name="T27">/A</text:span><text:span text:style-name="T10"> podem especificar els fitxers a eliminar dins d’un/s directori/s, per exemple, </text:span><text:span text:style-name="T27">DEL *.txt /A:H </text:span><text:span text:style-name="T10">elimina del directori actiu tots els fitxers txt ocul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7" draw:text-style-name="P18" draw:layer="layout" svg:width="4.168cm" svg:height="2.629cm" svg:x="0.198cm" svg:y="7.739cm">
          <text:list text:style-name="L3">
            <text:list-header>
              <text:p text:style-name="P17"><text:span text:style-name="T28">L’ordre MOVE també s’utilitza sobre director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10" presentation:class="page"/>
          <draw:frame presentation:style-name="pr1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16">Gestió d’arxius</text:span><text:span text:style-name="T16"><text:line-break/></text:span><text:span text:style-name="T17">Sistema de fitxers i estructura de directoris</text:span></text:p>
              </text:list-header>
            </text:list>
          </draw:text-box>
        </draw:frame>
        <draw:frame presentation:style-name="pr8" draw:text-style-name="P2" draw:layer="layout" svg:width="21.264cm" svg:height="13cm" svg:x="2.637cm" svg:y="4.926cm" presentation:class="outline" presentation:user-transformed="true">
          <draw:text-box>
            <text:list text:style-name="L5">
              <text:list-item>
                <text:p text:style-name="P9"><text:span text:style-name="T8">COM CREAR, MOURE I ELIMINAR CARPETE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  <text:list-item>
                    <text:p text:style-name="P14"><text:span text:style-name="T14">Per crear una carpeta a l’entorn gràfic només ens hem de situar en un espai buit d’una altra carpeta i fer clic amb el botó dret i escollir l’opció “Nuevo </text:span><text:span text:style-name="T29"></text:span><text:span text:style-name="T14"> Carpeta”. Es crea amb el nom per defecte “Nueva carpeta” que després podem renombrar fent clic dret sobre ella i escollint “Cambiar nombre”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L’ordre de la línia de comandes per crear carpetes és </text:span><text:span text:style-name="T26">MD</text:span><text:span text:style-name="T14"> (Make Directory). Per exemple, ens trobem a Documents i volem crear la carpeta Informes: </text:span><text:span text:style-name="T26">MD Informes</text:span><text:span text:style-name="T14">. També podem crear directament carpetes i subcarpetes en una ordre: </text:span></text:p>
                    <text:list>
                      <text:list-item>
                        <text:p text:style-name="P12"><text:span text:style-name="T27">MD Informes\2022\Febrer</text:span><text:span text:style-name="T10">, crearia Informes, 2022 i Febrer amb una sola comanda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4">Per canviar el nom a una carpeta ja creada haurem d’utilitzar la comanda </text:span><text:span text:style-name="T26">MOVE origen destí</text:span><text:span text:style-name="T14">. Per exemple: </text:span></text:p>
                    <text:list>
                      <text:list-item>
                        <text:p text:style-name="P12"><text:span text:style-name="T27">MOVE Informes\2022\Febrer Informes\2022\Feb</text:span><text:span text:style-name="T10">, que canviaria el nom a la carpeta Febrer per Feb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14"/></text:p>
                  </text:list-header>
                </text:list>
              </text:list-item>
            </text:list>
          </draw:text-box>
        </draw:frame>
        <draw:custom-shape draw:name="Text Box 4" draw:style-name="gr8" draw:text-style-name="P21" draw:layer="layout" svg:width="4.895cm" svg:height="3.221cm" svg:x="0.203cm" svg:y="15cm">
          <text:list text:style-name="L3">
            <text:list-header>
              <text:p text:style-name="P20"><text:span text:style-name="T28">L’ordre MOVE lògicament servirà també per canviar la ubicació de carpe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2.7cm" svg:height="9.525cm" svg:x="3.175cm" svg:y="1.904cm" draw:page-number="11" presentation:class="page"/>
          <draw:frame presentation:style-name="pr6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ítol7" presentation:use-date-time-name="dtd1">
        <draw:frame presentation:style-name="pr10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11" draw:text-style-name="P2" draw:layer="layout" svg:width="21.263cm" svg:height="13.401cm" svg:x="2.698cm" svg:y="4.925cm" presentation:class="outline" presentation:user-transformed="true">
          <draw:text-box>
            <text:list text:style-name="L5">
              <text:list-item>
                <text:p text:style-name="P9"><text:span text:style-name="T8">CANVIAR LA E/S ESTÀNDARD I ENLLAÇ D’ORDRES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9"/></text:p>
                  </text:list-header>
                  <text:list-item>
                    <text:p text:style-name="P11"><text:span text:style-name="T10">La entrada estàndard de la consola és el teclat i la sortida estàndard la pantalla. Podem modificar això a través de l’ús de redireccionaments. </text:span></text:p>
                    <text:p text:style-name="P11"><text:span text:style-name="T10"/></text:p>
                  </text:list-item>
                  <text:list-item>
                    <text:p text:style-name="P11"><text:span text:style-name="T10">Redireccionem l’entrada a través de l’operador &lt; i la sortida amb l’operador &gt;. Així per exemple, si volem fer que la sortida de l’ordre </text:span><text:span text:style-name="T27">TYPE exemple.txt </text:span><text:span text:style-name="T10">no sigui la pantalla sinó un nou fitxer anomenat sortida.txt faríem </text:span><text:span text:style-name="T27">TYPE exemple.txt &gt; sortida.txt </text:span><text:span text:style-name="T10">. </text:span></text:p>
                    <text:p text:style-name="P11"><text:span text:style-name="T10"/></text:p>
                  </text:list-item>
                  <text:list-item>
                    <text:p text:style-name="P11"><text:span text:style-name="T10">Si ara, continuant amb l’exemple, volem incloure a sortida.txt el contingut del directori actiu sense esborrar l’anterior (afegint contingut al fitxer de text) faríem: </text:span><text:span text:style-name="T27">TYPE exemple.txt &gt;&gt; sortida.txt </text:span><text:span text:style-name="T10">. Fixa’t en l’ús de &gt;&gt;.</text:span></text:p>
                    <text:p text:style-name="P11"><text:span text:style-name="T10"/></text:p>
                  </text:list-item>
                  <text:list-item>
                    <text:p text:style-name="P11"><text:span text:style-name="T10">Per enllaçar dues ordres utilitzarem les PIPES o canonades que funcionen a través de l’operador | . El que aconseguirem és que la sortida d’una ordre sigui modificada per la següent a través d’algun filtre (veurem alguns tot seguit).</text:span></text:p>
                  </text:list-item>
                </text:list>
              </text:list-item>
            </text:list>
          </draw:text-box>
        </draw:frame>
        <draw:custom-shape draw:name="Text Box 4" draw:style-name="gr9" draw:text-style-name="P18" draw:layer="layout" svg:width="3.771cm" svg:height="7.957cm" svg:x="0.198cm" svg:y="7.642cm">
          <text:list text:style-name="L3">
            <text:list-header>
              <text:p text:style-name="P17"><text:span text:style-name="T28">Un exemple de redirecció de l’entrada seria TIME &lt; hora.txt que agafa com a nova hora no la que entrem per teclat sinó la que conté el fitxer de text hola.t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12" presentation:class="page"/>
          <draw:frame presentation:style-name="pr1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ítol7" presentation:use-date-time-name="dtd1">
        <draw:frame presentation:style-name="pr10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11" draw:text-style-name="P2" draw:layer="layout" svg:width="21.263cm" svg:height="13.401cm" svg:x="2.698cm" svg:y="4.925cm" presentation:class="outline" presentation:user-transformed="true">
          <draw:text-box>
            <text:list text:style-name="L5">
              <text:list-item>
                <text:p text:style-name="P9"><text:span text:style-name="T8">FILTRES DE VISUALITZACIÓ, ORDENACIÓ I CERCA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9"/></text:p>
                  </text:list-header>
                  <text:list-item>
                    <text:p text:style-name="P11"><text:span text:style-name="T10">FILTRE DE PAGINACIÓ: </text:span><text:span text:style-name="T30">MORE</text:span></text:p>
                    <text:list>
                      <text:list-item>
                        <text:p text:style-name="P23"><text:span text:style-name="T21">Podem paginar la sortida de qualsevol ordre, és a dir, qualsevol ordre la sortida de la qual ocupi més d’una pantalla de la consola, podem parar -la pantalla a pantalla requerint la pulsació d’una tecla per part de l’usuari. Veiem un exemple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24"><text:span text:style-name="T21"><text:tab/></text:span></text:p>
                        <text:p text:style-name="P25"><text:span text:style-name="T21"><text:tab/></text:span><text:span text:style-name="T21">Imaginem un fitxer de text llibre.txt que té moltes “pàgines” d’informació. Si fem </text:span><text:span text:style-name="T30">TYPE llibre.txt </text:span><text:span text:style-name="T21">s’aniran omplint pantalles tot de seguit i només veurem les últimes línies del llibre.txt. Per anar llegint sense perdre cap línia podem fer servir el filtre MORE així: </text:span><text:span text:style-name="T30">TYPE llibre.txt | MORE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1"><text:span text:style-name="T10"/></text:p>
                  </text:list-header>
                  <text:list-item>
                    <text:p text:style-name="P11"><text:span text:style-name="T10">FILTRE D’ORDENACIÓ: </text:span><text:span text:style-name="T30">SORT</text:span></text:p>
                    <text:list>
                      <text:list-item>
                        <text:p text:style-name="P23"><text:span text:style-name="T21">Podem ordenar la sortida de qualsevol ordre a partir del primer caràcter de cadascuna de les seves línies de sortida. També podem utilitzar la opció </text:span><text:span text:style-name="T30">/+n</text:span><text:span text:style-name="T21"> (on n és un número) per ordenar a partir d’un caràcter concret. Un altre modificador interessant és </text:span><text:span text:style-name="T30">/R </text:span><text:span text:style-name="T21">per fer una ordenació inversa (de la Z a la A). Veiem un exemple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24"><text:span text:style-name="T21"><text:tab/></text:span></text:p>
                        <text:p text:style-name="P24"><text:span text:style-name="T21"><text:tab/></text:span><text:span text:style-name="T21">Amb el fitxer llibre.txt fent </text:span><text:span text:style-name="T30">TYPE llibre.txt | MORE | SORT /+3 </text:span><text:span text:style-name="T21">veuríem el contingut de llibre.txt paginat i amb les línies del text ordenades alfabèticament (A a Z) segons el 3er caràcter de cada línia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13" presentation:class="page"/>
          <draw:frame presentation:style-name="pr1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ítol7" presentation:use-date-time-name="dtd1">
        <draw:frame presentation:style-name="pr10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11" draw:text-style-name="P2" draw:layer="layout" svg:width="21.263cm" svg:height="13.401cm" svg:x="2.698cm" svg:y="4.925cm" presentation:class="outline" presentation:user-transformed="true">
          <draw:text-box>
            <text:list text:style-name="L5">
              <text:list-item>
                <text:p text:style-name="P9"><text:span text:style-name="T8">FILTRES DE VISUALITZACIÓ, ORDENACIÓ I CERCA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9"/></text:p>
                  </text:list-header>
                  <text:list-item>
                    <text:p text:style-name="P11"><text:span text:style-name="T10">FILTRE DE CERCA: </text:span><text:span text:style-name="T30">FIND</text:span></text:p>
                    <text:list>
                      <text:list-item>
                        <text:p text:style-name="P23"><text:span text:style-name="T21">Podem cercar cadenes de caràcters dins de la sortida de qualsevol ordre. Obtindrem com a resultat el text de les línies de sortida que contenen exactament la cadena de caràcters especificada. També podem obtenir altres resultats a través de les següents opcions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24"><text:span text:style-name="T21"/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30">/v</text:span><text:span text:style-name="T21"> et mostrarà les línies que no contenen la cadena .</text:span></text:p>
                          </text:list-item>
                          <text:list-item>
                            <text:p text:style-name="P23"><text:span text:style-name="T30">/c</text:span><text:span text:style-name="T21"> et dirà només quantes (un número) línies tenen la cadena.</text:span></text:p>
                          </text:list-item>
                          <text:list-item>
                            <text:p text:style-name="P23"><text:span text:style-name="T30">/n</text:span><text:span text:style-name="T21"> amplia la informació donant a més del text de la línia el número de línia dins de la sortida.</text:span></text:p>
                          </text:list-item>
                          <text:list-item>
                            <text:p text:style-name="P23"><text:span text:style-name="T30">/i</text:span><text:span text:style-name="T21"> permet flexibilitat de MAY/min dins de la cerca de la caden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24"><text:span text:style-name="T21"/></text:p>
                        <text:p text:style-name="P24"><text:span text:style-name="T21">Veiem un exemple:</text:span></text:p>
                        <text:p text:style-name="P24"><text:span text:style-name="T21"><text:tab/></text:span></text:p>
                        <text:p text:style-name="P25"><text:span text:style-name="T21"><text:tab/></text:span><text:span text:style-name="T21">Per buscar quants cops apareix la paraula “casa” dins del fitxer llibre.txt faríem: </text:span><text:span text:style-name="T30">TYPE llibre.txt | FIND “casa” /c </text:span></text:p>
                        <text:p text:style-name="P24"><text:span text:style-name="T21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Text Box 4" draw:style-name="gr10" draw:text-style-name="P18" draw:layer="layout" svg:width="17.066cm" svg:height="1.445cm" svg:x="6.35cm" svg:y="16.47cm">
          <text:list text:style-name="L3">
            <text:list-header>
              <text:p text:style-name="P17"><text:span text:style-name="T28">Observa com la cadena que busquem s’especifica entre cometes dob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14" presentation:class="page"/>
          <draw:frame presentation:style-name="pr1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ítol7" presentation:use-date-time-name="dtd1">
        <draw:frame presentation:style-name="pr10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"><text:span text:style-name="T6">Gestió d’arxius</text:span><text:span text:style-name="T6"><text:line-break/></text:span><text:span text:style-name="T7">Sistema de fitxers i estructura de directoris</text:span></text:p>
              </text:list-header>
            </text:list>
          </draw:text-box>
        </draw:frame>
        <draw:frame presentation:style-name="pr11" draw:text-style-name="P2" draw:layer="layout" svg:width="21.263cm" svg:height="13.401cm" svg:x="2.698cm" svg:y="4.925cm" presentation:class="outline" presentation:user-transformed="true">
          <draw:text-box>
            <text:list text:style-name="L5">
              <text:list-item>
                <text:p text:style-name="P9"><text:span text:style-name="T3">ANNEX – ATRIBUTS I COMODINS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31"/></text:p>
                  </text:list-header>
                  <text:list-item>
                    <text:p text:style-name="P11"><text:span text:style-name="T32">Podem canviar els atributs d’un fitxer i/o directori amb la comanda </text:span><text:span text:style-name="T33">ATTRIB +atribut fitxer</text:span><text:span text:style-name="T32">. Els atributs que podem atorgar (+) o treure (-) a un fitxer i/o directori són:</text:span></text:p>
                    <text:list>
                      <text:list-item>
                        <text:p text:style-name="P23"><text:span text:style-name="T33">+-R</text:span><text:span text:style-name="T34"> arxiu només lectura</text:span></text:p>
                      </text:list-item>
                      <text:list-item>
                        <text:p text:style-name="P23"><text:span text:style-name="T33">+-A</text:span><text:span text:style-name="T34"> arxiu d’emmagatzematge (lectura i escriptura)</text:span></text:p>
                      </text:list-item>
                      <text:list-item>
                        <text:p text:style-name="P23"><text:span text:style-name="T33">+-S</text:span><text:span text:style-name="T34"> arxiu del sistema</text:span></text:p>
                      </text:list-item>
                      <text:list-item>
                        <text:p text:style-name="P23"><text:span text:style-name="T33">+-H</text:span><text:span text:style-name="T34"> arxiu ocult</text:span></text:p>
                        <text:p text:style-name="P26"><text:span text:style-name="T34"/></text:p>
                        <text:p text:style-name="P23"><text:span text:style-name="T34"/></text:p>
                        <text:p text:style-name="P23"><text:span text:style-name="T34"/></text:p>
                        <text:p text:style-name="P23"><text:span text:style-name="T34"/></text:p>
                      </text:list-item>
                    </text:list>
                  </text:list-item>
                  <text:list-item>
                    <text:p text:style-name="P14"><text:span text:style-name="T11">Tenim dos caràcters comodins a la consola de Windows que ens seran molt útils alhora de treballar amb fitxers i/o directoris:</text:span></text:p>
                    <text:list>
                      <text:list-item>
                        <text:p text:style-name="P23"><text:span text:style-name="T33">*</text:span><text:span text:style-name="T34"> substitueix un número indeterminat de caràcters.</text:span></text:p>
                      </text:list-item>
                      <text:list-item>
                        <text:p text:style-name="P23"><text:span text:style-name="T33">?</text:span><text:span text:style-name="T34"> substitueix un caràcte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11" draw:text-style-name="P28" draw:layer="layout" svg:width="17.065cm" svg:height="2.037cm" svg:x="5.358cm" svg:y="11.509cm">
          <text:list text:style-name="L11">
            <text:list-item>
              <text:list>
                <text:list-item>
                  <text:list>
                    <text:list-header>
                      <text:p text:style-name="P27"><text:span text:style-name="T35">Es pot afectar a més d’un fitxer a la vegada utilitzant /S (accés a tots els subdirectoris des de la ruta especificada) incloent també als directoris amb /D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28" draw:layer="layout" svg:width="17.065cm" svg:height="2.037cm" svg:x="5.358cm" svg:y="16.669cm">
          <text:list text:style-name="L11">
            <text:list-item>
              <text:list>
                <text:list-item>
                  <text:list>
                    <text:list-header>
                      <text:p text:style-name="P27"><text:span text:style-name="T36">Per exemple, *.txt fa referència a tots els fitxers .txt sigui quin sigui el seu nom, i ?????.txt fa referència als fitxers .txt de 5 lletres concretament.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15" presentation:class="page"/>
          <draw:frame presentation:style-name="pr1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ítol2" presentation:use-date-time-name="dtd1">
        <draw:frame presentation:style-name="pr4" draw:text-style-name="P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29"><text:span text:style-name="T37">Webgrafia i/o material</text:span></text:p>
              </text:list-header>
            </text:list>
          </draw:text-box>
        </draw:frame>
        <draw:frame presentation:style-name="pr13" draw:text-style-name="P2" draw:layer="layout" svg:width="21.281cm" svg:height="11.43cm" svg:x="2.636cm" svg:y="5.503cm" presentation:class="outline" presentation:user-transformed="true">
          <draw:text-box>
            <text:list text:style-name="L5">
              <text:list-item>
                <text:p text:style-name="P30"><text:span text:style-name="T38"><text:a xlink:href="http://technet.microsoft.com/en-us/library/bb490890.aspx" xlink:type="simple">Commands</text:a></text:span><text:span text:style-name="T38"><text:a xlink:href="http://technet.microsoft.com/en-us/library/bb490890.aspx" xlink:type="simple"> Windows</text:a></text:span></text:p>
              </text:list-item>
              <text:list-item>
                <text:p text:style-name="P30"><text:span text:style-name="T38"><text:a xlink:href="http://technet.microsoft.com/en-us/library/cc772390%28WS.10%29.aspx" xlink:type="simple">Extension</text:a></text:span><text:span text:style-name="T39"><text:s/></text:span><text:span text:style-name="T38"><text:a xlink:href="http://technet.microsoft.com/en-us/library/cc772390(WS.10).aspx" xlink:type="simple">Commands</text:a></text:span><text:span text:style-name="T38"><text:a xlink:href="http://technet.microsoft.com/en-us/library/cc772390(WS.10).aspx" xlink:type="simple"> </text:a></text:span></text:p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4cm" draw:page-number="16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cccc99" draw:end-color="#ffffff" draw:start-intensity="100%" draw:end-intensity="100%" draw:angle="90deg" draw:border="0%"/>
    <draw:fill-image draw:name="Bitmap_20_1" draw:display-name="Bitmap 1" xlink:href="Pictures/10000000000003E0000002E8C225A4C6B84436B4.png" xlink:type="simple" xlink:show="embed" xlink:actuate="onLoad"/>
    <draw:fill-image draw:name="Bitmap_20_2" draw:display-name="Bitmap 2" xlink:href="Pictures/10000000000001840000018A4B7075FA1DF251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92929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29292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292929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292929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Per_20_defecte-backgroundobjects" style:display-name="Per defect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er_20_defecte-backgroundobjects" style:display-name="Per defec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er_20_defecte-outline1" style:display-name="Per defecte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graphic-properties>
        <text:list-style style:name="Per_20_defecte-outline2" style:display-name="Per defecte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er_20_defecte-title" style:display-name="Per defecte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1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1-notes" style:family="presentation">
      <style:graphic-properties draw:stroke="none" draw:fill="none">
        <text:list-style style:name="Títo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1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1-outline2" style:family="presentation" style:parent-style-name="Títol1-outline1">
      <style:graphic-properties>
        <text:list-style style:name="Títol1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1-outline3" style:family="presentation" style:parent-style-name="Títo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1-outline4" style:family="presentation" style:parent-style-name="Títo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-outline5" style:family="presentation" style:parent-style-name="Títo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-outline6" style:family="presentation" style:parent-style-name="Títo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-outline7" style:family="presentation" style:parent-style-name="Títo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-outline8" style:family="presentation" style:parent-style-name="Títo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-outline9" style:family="presentation" style:parent-style-name="Títo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-subtitle" style:family="presentation">
      <style:graphic-properties draw:stroke="none" draw:fill="none" draw:textarea-vertical-align="middle">
        <text:list-style style:name="Títol1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2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2-notes" style:family="presentation">
      <style:graphic-properties draw:stroke="none" draw:fill="none">
        <text:list-style style:name="Títo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2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2-outline2" style:family="presentation" style:parent-style-name="Títol2-outline1">
      <style:graphic-properties>
        <text:list-style style:name="Títol2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2-outline3" style:family="presentation" style:parent-style-name="Títol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2-outline4" style:family="presentation" style:parent-style-name="Títol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2-outline5" style:family="presentation" style:parent-style-name="Títol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2-outline6" style:family="presentation" style:parent-style-name="Títol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2-outline7" style:family="presentation" style:parent-style-name="Títol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2-outline8" style:family="presentation" style:parent-style-name="Títol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2-outline9" style:family="presentation" style:parent-style-name="Títol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2-subtitle" style:family="presentation">
      <style:graphic-properties draw:stroke="none" draw:fill="none" draw:textarea-vertical-align="middle">
        <text:list-style style:name="Títol2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3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3-notes" style:family="presentation">
      <style:graphic-properties draw:stroke="none" draw:fill="none">
        <text:list-style style:name="Títo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3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3-outline2" style:family="presentation" style:parent-style-name="Títol3-outline1">
      <style:graphic-properties>
        <text:list-style style:name="Títol3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3-outline3" style:family="presentation" style:parent-style-name="Títol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3-outline4" style:family="presentation" style:parent-style-name="Títol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3-outline5" style:family="presentation" style:parent-style-name="Títol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3-outline6" style:family="presentation" style:parent-style-name="Títol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3-outline7" style:family="presentation" style:parent-style-name="Títol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3-outline8" style:family="presentation" style:parent-style-name="Títol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3-outline9" style:family="presentation" style:parent-style-name="Títol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3-subtitle" style:family="presentation">
      <style:graphic-properties draw:stroke="none" draw:fill="none" draw:textarea-vertical-align="middle">
        <text:list-style style:name="Títol3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4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4-notes" style:family="presentation">
      <style:graphic-properties draw:stroke="none" draw:fill="none">
        <text:list-style style:name="Títo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4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4-outline2" style:family="presentation" style:parent-style-name="Títol4-outline1">
      <style:graphic-properties>
        <text:list-style style:name="Títol4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4-outline3" style:family="presentation" style:parent-style-name="Títol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4-outline4" style:family="presentation" style:parent-style-name="Títol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4-outline5" style:family="presentation" style:parent-style-name="Títol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4-outline6" style:family="presentation" style:parent-style-name="Títol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4-outline7" style:family="presentation" style:parent-style-name="Títol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4-outline8" style:family="presentation" style:parent-style-name="Títol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4-outline9" style:family="presentation" style:parent-style-name="Títol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4-subtitle" style:family="presentation">
      <style:graphic-properties draw:stroke="none" draw:fill="none" draw:textarea-vertical-align="middle">
        <text:list-style style:name="Títol4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5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5-notes" style:family="presentation">
      <style:graphic-properties draw:stroke="none" draw:fill="none">
        <text:list-style style:name="Títo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5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5-outline2" style:family="presentation" style:parent-style-name="Títol5-outline1">
      <style:graphic-properties>
        <text:list-style style:name="Títol5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5-outline3" style:family="presentation" style:parent-style-name="Títol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5-outline4" style:family="presentation" style:parent-style-name="Títol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5-outline5" style:family="presentation" style:parent-style-name="Títol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5-outline6" style:family="presentation" style:parent-style-name="Títol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5-outline7" style:family="presentation" style:parent-style-name="Títol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5-outline8" style:family="presentation" style:parent-style-name="Títol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5-outline9" style:family="presentation" style:parent-style-name="Títol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5-subtitle" style:family="presentation">
      <style:graphic-properties draw:stroke="none" draw:fill="none" draw:textarea-vertical-align="middle">
        <text:list-style style:name="Títol5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6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6-notes" style:family="presentation">
      <style:graphic-properties draw:stroke="none" draw:fill="none">
        <text:list-style style:name="Títo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6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6-outline2" style:family="presentation" style:parent-style-name="Títol6-outline1">
      <style:graphic-properties>
        <text:list-style style:name="Títol6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6-outline3" style:family="presentation" style:parent-style-name="Títol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6-outline4" style:family="presentation" style:parent-style-name="Títol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6-outline5" style:family="presentation" style:parent-style-name="Títol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6-outline6" style:family="presentation" style:parent-style-name="Títol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6-outline7" style:family="presentation" style:parent-style-name="Títol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6-outline8" style:family="presentation" style:parent-style-name="Títol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6-outline9" style:family="presentation" style:parent-style-name="Títol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6-subtitle" style:family="presentation">
      <style:graphic-properties draw:stroke="none" draw:fill="none" draw:textarea-vertical-align="middle">
        <text:list-style style:name="Títol6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7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7-notes" style:family="presentation">
      <style:graphic-properties draw:stroke="none" draw:fill="none">
        <text:list-style style:name="Títo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7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7-outline2" style:family="presentation" style:parent-style-name="Títol7-outline1">
      <style:graphic-properties>
        <text:list-style style:name="Títol7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7-outline3" style:family="presentation" style:parent-style-name="Títol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7-outline4" style:family="presentation" style:parent-style-name="Títol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7-outline5" style:family="presentation" style:parent-style-name="Títol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7-outline6" style:family="presentation" style:parent-style-name="Títol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7-outline7" style:family="presentation" style:parent-style-name="Títol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7-outline8" style:family="presentation" style:parent-style-name="Títol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7-outline9" style:family="presentation" style:parent-style-name="Títol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7-subtitle" style:family="presentation">
      <style:graphic-properties draw:stroke="none" draw:fill="none" draw:textarea-vertical-align="middle">
        <text:list-style style:name="Títol7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8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8-notes" style:family="presentation">
      <style:graphic-properties draw:stroke="none" draw:fill="none">
        <text:list-style style:name="Títol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8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8-outline2" style:family="presentation" style:parent-style-name="Títol8-outline1">
      <style:graphic-properties>
        <text:list-style style:name="Títol8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8-outline3" style:family="presentation" style:parent-style-name="Títol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8-outline4" style:family="presentation" style:parent-style-name="Títol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8-outline5" style:family="presentation" style:parent-style-name="Títol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8-outline6" style:family="presentation" style:parent-style-name="Títol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8-outline7" style:family="presentation" style:parent-style-name="Títol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8-outline8" style:family="presentation" style:parent-style-name="Títol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8-outline9" style:family="presentation" style:parent-style-name="Títol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8-subtitle" style:family="presentation">
      <style:graphic-properties draw:stroke="none" draw:fill="none" draw:textarea-vertical-align="middle">
        <text:list-style style:name="Títol8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9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9-notes" style:family="presentation">
      <style:graphic-properties draw:stroke="none" draw:fill="none">
        <text:list-style style:name="Títol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9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9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9-outline2" style:family="presentation" style:parent-style-name="Títol9-outline1">
      <style:graphic-properties>
        <text:list-style style:name="Títol9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9-outline3" style:family="presentation" style:parent-style-name="Títol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9-outline4" style:family="presentation" style:parent-style-name="Títol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9-outline5" style:family="presentation" style:parent-style-name="Títol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9-outline6" style:family="presentation" style:parent-style-name="Títol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9-outline7" style:family="presentation" style:parent-style-name="Títol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9-outline8" style:family="presentation" style:parent-style-name="Títol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9-outline9" style:family="presentation" style:parent-style-name="Títol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9-subtitle" style:family="presentation">
      <style:graphic-properties draw:stroke="none" draw:fill="none" draw:textarea-vertical-align="middle">
        <text:list-style style:name="Títol9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10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10-notes" style:family="presentation">
      <style:graphic-properties draw:stroke="none" draw:fill="none">
        <text:list-style style:name="Títol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10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10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10-outline2" style:family="presentation" style:parent-style-name="Títol10-outline1">
      <style:graphic-properties>
        <text:list-style style:name="Títol10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10-outline3" style:family="presentation" style:parent-style-name="Títol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10-outline4" style:family="presentation" style:parent-style-name="Títol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0-outline5" style:family="presentation" style:parent-style-name="Títol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0-outline6" style:family="presentation" style:parent-style-name="Títol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0-outline7" style:family="presentation" style:parent-style-name="Títol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0-outline8" style:family="presentation" style:parent-style-name="Títol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0-outline9" style:family="presentation" style:parent-style-name="Títol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0-subtitle" style:family="presentation">
      <style:graphic-properties draw:stroke="none" draw:fill="none" draw:textarea-vertical-align="middle">
        <text:list-style style:name="Títol10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10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ol11-background" style:family="presentation">
      <style:graphic-properties draw:stroke="none" draw:fill="bitmap" draw:fill-color="#cc99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ol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ol11-notes" style:family="presentation">
      <style:graphic-properties draw:stroke="none" draw:fill="none">
        <text:list-style style:name="Títol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ol1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ol11-outline1">
          <text:list-level-style-bullet text:level="1" text:bullet-char="">
            <style:list-level-properties text:min-label-width="1.243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11-outline2" style:family="presentation" style:parent-style-name="Títol11-outline1">
      <style:graphic-properties>
        <text:list-style style:name="Títol11-outline2">
          <text:list-level-style-bullet text:level="1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ol11-outline3" style:family="presentation" style:parent-style-name="Títol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ol11-outline4" style:family="presentation" style:parent-style-name="Títol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1-outline5" style:family="presentation" style:parent-style-name="Títol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1-outline6" style:family="presentation" style:parent-style-name="Títol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1-outline7" style:family="presentation" style:parent-style-name="Títol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1-outline8" style:family="presentation" style:parent-style-name="Títol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1-outline9" style:family="presentation" style:parent-style-name="Títol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ol11-subtitle" style:family="presentation">
      <style:graphic-properties draw:stroke="none" draw:fill="none" draw:textarea-vertical-align="middle">
        <text:list-style style:name="Títol11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style:font-name="Wingdings" fo:color="#999933" fo:font-size="65%"/>
          </text:list-level-style-bullet>
          <text:list-level-style-bullet text:level="3" text:bullet-char="">
            <style:list-level-properties text:space-before="2.473cm"/>
            <style:text-properties style:font-name="Wingdings" fo:color="#cc9900" fo:font-size="70%"/>
          </text:list-level-style-bullet>
          <text:list-level-style-bullet text:level="4" text:bullet-char="">
            <style:list-level-properties text:space-before="3.598cm"/>
            <style:text-properties style:font-name="Wingdings" fo:color="#999933" fo:font-size="75%"/>
          </text:list-level-style-bullet>
          <text:list-level-style-bullet text:level="5" text:bullet-char="">
            <style:list-level-properties text:space-before="4.674cm"/>
            <style:text-properties style:font-name="Wingdings" fo:color="#cc9900" fo:font-size="70%"/>
          </text:list-level-style-bullet>
          <text:list-level-style-bullet text:level="6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7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8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9" text:bullet-char="">
            <style:list-level-properties text:space-before="4.674cm"/>
            <style:text-properties style:font-name="Wingdings" fo:color="#292929" fo:font-size="70%"/>
          </text:list-level-style-bullet>
          <text:list-level-style-bullet text:level="10" text:bullet-char="">
            <style:list-level-properties text:space-before="4.674cm"/>
            <style:text-properties style:font-name="Wingdings" fo:color="#292929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1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ol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cc9900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>
      <style:graphic-properties draw:stroke="solid" svg:stroke-width="0.212cm" svg:stroke-color="#000000" svg:stroke-opacity="100%" draw:stroke-linejoin="miter" draw:fill="none" draw:fill-color="#ffffff" draw:textarea-horizontal-align="left" draw:textarea-vertical-align="top" draw:auto-grow-height="false" fo:min-height="2.70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min-height="2.72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Objecte_20_sense_20_emplenament_20_ni_20_línia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a5c0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35cm" svg:stroke-color="#cc9900" draw:stroke-linejoin="miter" draw:fill="none" draw:fill-color="#ffffff" draw:textarea-horizontal-align="justify" draw:textarea-vertical-align="middle" draw:auto-grow-height="false" fo:min-height="4.681cm" fo:min-width="4.441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2.915cm" fo:min-width="12.623cm" fo:padding-top="0.13cm" fo:padding-bottom="0.13cm" fo:padding-left="0.25cm" fo:padding-right="0.25cm" fo:wrap-option="no-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2.915cm" fo:min-width="12.623cm" fo:padding-top="0.13cm" fo:padding-bottom="0.13cm" fo:padding-left="0.25cm" fo:padding-right="0.25cm" fo:wrap-option="no-wrap" draw:shadow-color="#808080"/>
      <style:paragraph-properties style:writing-mode="lr-tb"/>
    </style:style>
    <style:style style:name="Mgr13" style:family="graphic" style:parent-style-name="standard">
      <style:graphic-properties draw:stroke="solid" svg:stroke-width="0.212cm" svg:stroke-color="#000000" svg:stroke-opacity="100%" draw:stroke-linejoin="miter" draw:fill="none" draw:fill-color="#ffffff" draw:textarea-horizontal-align="left" draw:textarea-vertical-align="top" draw:auto-grow-height="false" fo:min-height="3.766cm" fo:min-width="0.135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min-height="3.55cm" fo:min-width="0.22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gradient" draw:fill-color="#cccc99" draw:fill-gradient-name="Gradient_20_1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Títol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ítol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ítol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ol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ítol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ítol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ítol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ol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ítol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ítol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ítol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ítol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ítol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ítol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ítol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ítol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ítol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ítol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ítol10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0" style:family="presentation" style:parent-style-name="Títol10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1" style:family="presentation" style:parent-style-name="Títol1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ítol1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cccc99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gradient" draw:fill-color="#cccc99" draw:fill-gradient-name="Gradient_20_1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cc9900"/>
      <style:paragraph-properties fo:text-align="center" style:writing-mode="lr-tb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font-size="10pt" fo:language="es" fo:country="ES" style:font-size-asian="10pt" style:language-asian="es" style:country-asian="ES" style:font-size-complex="10pt" style:language-complex="es" style:country-complex="ES"/>
    </style:style>
    <style:style style:name="MT3" style:family="text">
      <style:text-properties fo:font-size="12pt" fo:language="ca" fo:country="ES" style:font-size-asian="12pt" style:language-asian="ca" style:country-asian="ES" style:font-size-complex="12pt" style:language-complex="ca" style:country-complex="ES"/>
    </style:style>
    <style:style style:name="MT4" style:family="text">
      <style:text-properties fo:color="#292929" loext:opacity="100%" fo:font-size="10pt" fo:language="es" fo:country="ES" style:font-size-asian="10pt" style:language-asian="es" style:country-asian="ES" style:font-size-complex="10pt" style:language-complex="es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Arial" fo:color="#292929" fo:font-size="100%"/>
      </text:list-level-style-bullet>
      <text:list-level-style-bullet text:level="3" text:bullet-char="•">
        <style:list-level-properties text:space-before="2.54cm"/>
        <style:text-properties style:font-name="Arial" fo:color="#292929" fo:font-size="100%"/>
      </text:list-level-style-bullet>
      <text:list-level-style-bullet text:level="4" text:bullet-char="•">
        <style:list-level-properties text:space-before="3.81cm"/>
        <style:text-properties style:font-name="Arial" fo:color="#292929" fo:font-size="100%"/>
      </text:list-level-style-bullet>
      <text:list-level-style-bullet text:level="5" text:bullet-char="•">
        <style:list-level-properties text:space-before="5.08cm"/>
        <style:text-properties style:font-name="Arial" fo:color="#292929" fo:font-size="100%"/>
      </text:list-level-style-bullet>
      <text:list-level-style-bullet text:level="6" text:bullet-char="•">
        <style:list-level-properties text:space-before="5.08cm"/>
        <style:text-properties style:font-name="Arial" fo:color="#292929" fo:font-size="100%"/>
      </text:list-level-style-bullet>
      <text:list-level-style-bullet text:level="7" text:bullet-char="•">
        <style:list-level-properties text:space-before="5.08cm"/>
        <style:text-properties style:font-name="Arial" fo:color="#292929" fo:font-size="100%"/>
      </text:list-level-style-bullet>
      <text:list-level-style-bullet text:level="8" text:bullet-char="•">
        <style:list-level-properties text:space-before="5.08cm"/>
        <style:text-properties style:font-name="Arial" fo:color="#292929" fo:font-size="100%"/>
      </text:list-level-style-bullet>
      <text:list-level-style-bullet text:level="9" text:bullet-char="•">
        <style:list-level-properties text:space-before="5.08cm"/>
        <style:text-properties style:font-name="Arial" fo:color="#292929" fo:font-size="100%"/>
      </text:list-level-style-bullet>
      <text:list-level-style-bullet text:level="10" text:bullet-char="•">
        <style:list-level-properties text:space-before="5.08cm"/>
        <style:text-properties style:font-name="Arial" fo:color="#29292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er_20_defecte" style:display-name="Per defecte" style:page-layout-name="PM1" draw:style-name="Mdp1">
      <draw:custom-shape draw:name="Rectangle 2" draw:style-name="Mgr4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5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Per_20_defecte-title" draw:layer="backgroundobjects" svg:width="19.883cm" svg:height="3.925cm" svg:x="2.588cm" svg:y="0.268cm" presentation:class="title" presentation:placeholder="true">
        <draw:text-box/>
      </draw:frame>
      <draw:frame presentation:style-name="Per_20_defecte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page-thumbnail presentation:style-name="Per_20_defecte-title" draw:layer="backgroundobjects" svg:width="12.7cm" svg:height="9.525cm" svg:x="3.175cm" svg:y="1.904cm" presentation:class="page"/>
        <draw:frame presentation:style-name="Per_20_defecte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1" style:page-layout-name="PM1" draw:style-name="Mdp1">
      <draw:g draw:name="Group 6">
        <draw:custom-shape draw:name="Oval 7" draw:style-name="Mgr10" draw:text-style-name="MP7" draw:layer="backgroundobjects" svg:width="6.985cm" svg:height="6.985cm" svg:x="0.635cm" svg:y="2.54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8" draw:style-name="Mgr11" draw:text-style-name="MP5" draw:layer="backgroundobjects" svg:width="13.123cm" svg:height="3.175cm" svg:x="0cm" svg:y="4.657cm">
          <text:list text:style-name="M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12" draw:text-style-name="MP6" draw:layer="backgroundobjects" svg:width="13.123cm" svg:height="3.175cm" svg:x="11.007cm" svg:y="4.657cm">
          <text:list text:style-name="M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0" draw:style-name="Mgr13" draw:text-style-name="MP8" draw:layer="backgroundobjects" svg:width="0.635cm" svg:height="4.026cm" svg:x="1.693cm" svg:y="4.233cm">
          <text:p/>
  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  <draw:equation draw:name="f0" draw:formula=""/>
            <draw:equation draw:name="f1" draw:formula="1000"/>
            <draw:equation draw:name="f2" draw:formula="max(8,2)"/>
            <draw:equation draw:name="f3" draw:formula="1/-32768"/>
          </draw:enhanced-geometry>
        </draw:custom-shape>
        <draw:custom-shape draw:name="Freeform 11" draw:style-name="Mgr14" draw:text-style-name="MP8" draw:layer="backgroundobjects" svg:width="0.727cm" svg:height="3.81cm" svg:x="21.802cm" svg:y="3.36cm">
          <text:p/>
  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  <draw:equation draw:name="f0" draw:formula="1000"/>
            <draw:equation draw:name="f1" draw:formula=""/>
            <draw:equation draw:name="f2" draw:formula="max(8,2)"/>
            <draw:equation draw:name="f3" draw:formula="1/-32768"/>
          </draw:enhanced-geometry>
        </draw:custom-shape>
      </draw:g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1-title" draw:layer="backgroundobjects" svg:width="19.883cm" svg:height="3.925cm" svg:x="2.588cm" svg:y="0.268cm" presentation:class="title" presentation:placeholder="true">
        <draw:text-box/>
      </draw:frame>
      <draw:frame presentation:style-name="Títol1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1.905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8.678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1-title" draw:layer="backgroundobjects" svg:width="12.7cm" svg:height="9.525cm" svg:x="3.175cm" svg:y="1.904cm" presentation:class="page"/>
        <draw:frame presentation:style-name="Títol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2" style:page-layout-name="PM1" draw:style-name="Mdp1">
      <draw:custom-shape draw:name="Rectangle 2" draw:style-name="Mgr15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16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2-title" draw:layer="backgroundobjects" svg:width="19.883cm" svg:height="3.925cm" svg:x="2.588cm" svg:y="0.268cm" presentation:class="title" presentation:placeholder="true">
        <draw:text-box/>
      </draw:frame>
      <draw:frame presentation:style-name="Títol2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2-title" draw:layer="backgroundobjects" svg:width="12.7cm" svg:height="9.525cm" svg:x="3.175cm" svg:y="1.904cm" presentation:class="page"/>
        <draw:frame presentation:style-name="Títol2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3" style:page-layout-name="PM1" draw:style-name="Mdp1">
      <draw:custom-shape draw:name="Rectangle 2" draw:style-name="Mgr17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18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presentation:style-name="Títol3-title" draw:layer="backgroundobjects" svg:width="19.883cm" svg:height="3.925cm" svg:x="2.588cm" svg:y="0.268cm" presentation:class="title" presentation:placeholder="true">
        <draw:text-box/>
      </draw:frame>
      <draw:frame presentation:style-name="Títol3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3-title" draw:layer="backgroundobjects" svg:width="12.7cm" svg:height="9.525cm" svg:x="3.175cm" svg:y="1.904cm" presentation:class="page"/>
        <draw:frame presentation:style-name="Títol3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4" style:page-layout-name="PM1" draw:style-name="Mdp1">
      <draw:custom-shape draw:name="Rectangle 2" draw:style-name="Mgr19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20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presentation:style-name="Títol4-title" draw:layer="backgroundobjects" svg:width="19.883cm" svg:height="3.925cm" svg:x="2.588cm" svg:y="0.268cm" presentation:class="title" presentation:placeholder="true">
        <draw:text-box/>
      </draw:frame>
      <draw:frame presentation:style-name="Títol4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4-title" draw:layer="backgroundobjects" svg:width="12.7cm" svg:height="9.525cm" svg:x="3.175cm" svg:y="1.904cm" presentation:class="page"/>
        <draw:frame presentation:style-name="Títol4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5" style:page-layout-name="PM1" draw:style-name="Mdp1">
      <draw:custom-shape draw:name="Rectangle 2" draw:style-name="Mgr21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22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presentation:style-name="Títol5-title" draw:layer="backgroundobjects" svg:width="19.883cm" svg:height="3.925cm" svg:x="2.588cm" svg:y="0.268cm" presentation:class="title" presentation:placeholder="true">
        <draw:text-box/>
      </draw:frame>
      <draw:frame presentation:style-name="Títol5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5-title" draw:layer="backgroundobjects" svg:width="12.7cm" svg:height="9.525cm" svg:x="3.175cm" svg:y="1.904cm" presentation:class="page"/>
        <draw:frame presentation:style-name="Títol5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6" style:page-layout-name="PM1" draw:style-name="Mdp1">
      <draw:custom-shape draw:name="Rectangle 2" draw:style-name="Mgr23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24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6-title" draw:layer="backgroundobjects" svg:width="19.883cm" svg:height="3.925cm" svg:x="2.588cm" svg:y="0.268cm" presentation:class="title" presentation:placeholder="true">
        <draw:text-box/>
      </draw:frame>
      <draw:frame presentation:style-name="Títol6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6-title" draw:layer="backgroundobjects" svg:width="12.7cm" svg:height="9.525cm" svg:x="3.175cm" svg:y="1.904cm" presentation:class="page"/>
        <draw:frame presentation:style-name="Títol6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7" style:page-layout-name="PM1" draw:style-name="Mdp1">
      <draw:custom-shape draw:name="Rectangle 2" draw:style-name="Mgr25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26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7-title" draw:layer="backgroundobjects" svg:width="19.883cm" svg:height="3.925cm" svg:x="2.588cm" svg:y="0.268cm" presentation:class="title" presentation:placeholder="true">
        <draw:text-box/>
      </draw:frame>
      <draw:frame presentation:style-name="Títol7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7-title" draw:layer="backgroundobjects" svg:width="12.7cm" svg:height="9.525cm" svg:x="3.175cm" svg:y="1.904cm" presentation:class="page"/>
        <draw:frame presentation:style-name="Títol7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8" style:page-layout-name="PM1" draw:style-name="Mdp1">
      <draw:custom-shape draw:name="Rectangle 2" draw:style-name="Mgr27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28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8-title" draw:layer="backgroundobjects" svg:width="19.883cm" svg:height="3.925cm" svg:x="2.588cm" svg:y="0.268cm" presentation:class="title" presentation:placeholder="true">
        <draw:text-box/>
      </draw:frame>
      <draw:frame presentation:style-name="Títol8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8-title" draw:layer="backgroundobjects" svg:width="12.7cm" svg:height="9.525cm" svg:x="3.175cm" svg:y="1.904cm" presentation:class="page"/>
        <draw:frame presentation:style-name="Títol8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9" style:page-layout-name="PM1" draw:style-name="Mdp1">
      <draw:custom-shape draw:name="Rectangle 2" draw:style-name="Mgr29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30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9-title" draw:layer="backgroundobjects" svg:width="19.883cm" svg:height="3.925cm" svg:x="2.588cm" svg:y="0.268cm" presentation:class="title" presentation:placeholder="true">
        <draw:text-box/>
      </draw:frame>
      <draw:frame presentation:style-name="Títol9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9-title" draw:layer="backgroundobjects" svg:width="12.7cm" svg:height="9.525cm" svg:x="3.175cm" svg:y="1.904cm" presentation:class="page"/>
        <draw:frame presentation:style-name="Títol9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10" style:page-layout-name="PM1" draw:style-name="Mdp1">
      <draw:custom-shape draw:name="Rectangle 2" draw:style-name="Mgr31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32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10-title" draw:layer="backgroundobjects" svg:width="19.883cm" svg:height="3.925cm" svg:x="2.588cm" svg:y="0.268cm" presentation:class="title" presentation:placeholder="true">
        <draw:text-box/>
      </draw:frame>
      <draw:frame presentation:style-name="Títol10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10-title" draw:layer="backgroundobjects" svg:width="12.7cm" svg:height="9.525cm" svg:x="3.175cm" svg:y="1.904cm" presentation:class="page"/>
        <draw:frame presentation:style-name="Títol10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ol11" style:page-layout-name="PM1" draw:style-name="Mdp1">
      <draw:custom-shape draw:name="Rectangle 2" draw:style-name="Mgr33" draw:text-style-name="MP5" draw:layer="backgroundobjects" svg:width="5.927cm" svg:height="0.282cm" svg:x="0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34" draw:text-style-name="MP6" draw:layer="backgroundobjects" svg:width="20.108cm" svg:height="0.282cm" svg:x="4.022cm" svg:y="3.82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9" draw:style-name="Mgr6" draw:text-style-name="MP8" draw:layer="backgroundobjects" svg:width="0.424cm" svg:height="2.963cm" svg:x="2.328cm" svg:y="1.561cm">
        <text:p/>
        <draw:enhanced-geometry svg:viewBox="0 0 1000 1000" draw:extrusion-allowed="true" draw:glue-points="1000 1000 0 1000 0 0 1000 0" draw:glue-point-type="1000 1000 0 1000 0 0 1000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7" draw:text-style-name="MP8" draw:layer="backgroundobjects" svg:width="0.423cm" svg:height="2.981cm" svg:x="22.953cm" svg:y="0.75cm">
        <text:p/>
        <draw:enhanced-geometry svg:viewBox="0 0 1000 1000" draw:extrusion-allowed="true" draw:glue-points="0 0 1000 0 1000 1000 0 1000" draw:glue-point-type="0 0 1000 0 1000 1000 0 1000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4" draw:style-name="Mgr9" draw:text-style-name="MP10" draw:layer="backgroundobjects" svg:width="4.789cm" svg:height="0.953cm" svg:x="20.611cm" svg:y="0cm">
        <draw:image xlink:href="Pictures/100000000000028C000000559D11FF6AA0845695.png" xlink:type="simple" xlink:show="embed" xlink:actuate="onLoad" draw:mime-type="image/png">
          <text:p/>
        </draw:image>
      </draw:frame>
      <draw:frame draw:name="Picture 3" draw:style-name="Mgr8" draw:text-style-name="MP9" draw:layer="backgroundobjects" svg:width="3.497cm" svg:height="1.323cm" svg:x="0cm" svg:y="0cm">
        <draw:image xlink:href="Pictures/1000000000000125000000B3B23E2E04E5217D00.png" xlink:type="simple" xlink:show="embed" xlink:actuate="onLoad" draw:mime-type="image/png">
          <text:p/>
        </draw:image>
      </draw:frame>
      <draw:frame presentation:style-name="Títol11-title" draw:layer="backgroundobjects" svg:width="19.883cm" svg:height="3.925cm" svg:x="2.588cm" svg:y="0.268cm" presentation:class="title" presentation:placeholder="true">
        <draw:text-box/>
      </draw:frame>
      <draw:frame presentation:style-name="Títol11-outline1" draw:layer="backgroundobjects" svg:width="21.281cm" svg:height="11.43cm" svg:x="2.636cm" svg:y="5.503cm" presentation:class="outline" presentation:placeholder="true">
        <draw:text-box/>
      </draw:frame>
      <draw:frame draw:style-name="Mgr2" draw:text-style-name="MP2" draw:layer="backgroundobjects" svg:width="5.292cm" svg:height="1.27cm" svg:x="2.628cm" svg:y="17.357cm" presentation:class="date-time">
        <draw:text-box>
          <text:list text:style-name="">
            <text:list-header>
              <text:p><text:span text:style-name="MT4"/></text:p>
            </text:list-header>
          </text:list>
        </draw:text-box>
      </draw:frame>
      <draw:frame draw:style-name="Mgr2" draw:text-style-name="MP7" draw:layer="backgroundobjects" svg:width="8.044cm" svg:height="1.27cm" svg:x="9.313cm" svg:y="17.357cm" presentation:class="footer">
        <draw:text-box>
          <text:list text:style-name="">
            <text:list-header>
              <text:p><text:span text:style-name="MT4"/></text:p>
            </text:list-header>
          </text:list>
        </draw:text-box>
      </draw:frame>
      <draw:frame draw:style-name="Mgr2" draw:text-style-name="MP3" draw:layer="backgroundobjects" svg:width="5.291cm" svg:height="1.27cm" svg:x="18.626cm" svg:y="17.357cm" presentation:class="page-number">
        <draw:text-box>
          <text:list text:style-name="ML1">
            <text:list-header>
              <text:p text:style-name="MP4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ol11-title" draw:layer="backgroundobjects" svg:width="12.7cm" svg:height="9.525cm" svg:x="3.175cm" svg:y="1.904cm" presentation:class="page"/>
        <draw:frame presentation:style-name="Títol11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estió d’arxius Sistema de fitxers i estructura  de directoris</dc:title>
    <meta:initial-creator>rgarcia</meta:initial-creator>
    <meta:creation-date>2010-11-25T08:14:30.405000000</meta:creation-date>
    <dc:date>2022-01-24T09:13:13.501000000</dc:date>
    <meta:editing-cycles>49</meta:editing-cycles>
    <meta:editing-duration>PT8H19M7S</meta:editing-duration>
    <meta:document-statistic meta:object-count="321"/>
    <meta:generator>LibreOffice/7.0.6.2$Windows_X86_64 LibreOffice_project/144abb84a525d8e30c9dbbefa69cbbf2d8d4ae3b</meta:generator>
  </office:meta>
</office:document-meta>
</file>